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C2000000F70608AC344966213C.jpg" manifest:media-type="image/jpeg"/>
  <manifest:file-entry manifest:full-path="Pictures/100000000000007600000029FFE029CE0909E68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automatic-styles>
    <style:style style:name="P1" style:family="paragraph" style:parent-style-name="Footer">
      <style:paragraph-properties fo:break-before="page"/>
      <style:text-properties fo:color="#999966"/>
    </style:style>
    <style:style style:name="P2" style:family="paragraph" style:parent-style-name="Titulo">
      <style:paragraph-properties fo:break-before="page"/>
    </style:style>
    <style:style style:name="P3" style:family="paragraph" style:parent-style-name="Footer">
      <style:paragraph-properties>
        <style:tab-stops>
          <style:tab-stop style:position="17cm" style:type="right"/>
          <style:tab-stop style:position="25.598cm" style:type="right"/>
        </style:tab-stops>
      </style:paragraph-properties>
    </style:style>
    <style:style style:name="P4" style:family="paragraph" style:parent-style-name="Standard">
      <style:text-properties style:font-name="Calibri1" fo:font-size="24pt" fo:font-weight="bold" style:font-size-asian="24pt" style:font-weight-asian="bold" style:font-size-complex="24pt" style:font-weight-complex="bold"/>
    </style:style>
    <style:style style:name="P5" style:family="paragraph" style:parent-style-name="Standard">
      <style:text-properties style:font-name="Calibri1" fo:font-size="12pt" style:font-size-asian="12pt" style:font-size-complex="12pt"/>
    </style:style>
    <style:style style:name="P6" style:family="paragraph" style:parent-style-name="Standard">
      <style:paragraph-properties fo:text-align="end" style:justify-single-word="false"/>
      <style:text-properties fo:color="#eeeeee" style:font-name="Calibri1" fo:font-size="12pt" fo:font-weight="bold" style:font-size-asian="12pt" style:font-weight-asian="bold" style:font-size-complex="12pt" style:font-weight-complex="bold"/>
    </style:style>
    <style:style style:name="P7" style:family="paragraph" style:parent-style-name="Standard">
      <style:paragraph-properties fo:text-align="end" style:justify-single-word="false"/>
      <style:text-properties fo:color="#eeeeee" style:font-name="Calibri1" fo:font-size="12pt" fo:font-weight="bold" officeooo:rsid="008bacc9" style:font-size-asian="12pt" style:font-weight-asian="bold" style:font-size-complex="12pt" style:font-weight-complex="bold"/>
    </style:style>
    <style:style style:name="P8"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9" style:family="paragraph" style:parent-style-name="Standard">
      <style:text-properties fo:font-size="20pt" officeooo:paragraph-rsid="008bacc9" style:font-size-asian="20pt" style:font-size-complex="20pt"/>
    </style:style>
    <style:style style:name="P10" style:family="paragraph" style:parent-style-name="Standard">
      <style:text-properties fo:color="#336633" fo:font-size="14pt" style:font-size-asian="14pt" style:font-size-complex="14pt"/>
    </style:style>
    <style:style style:name="P11" style:family="paragraph" style:parent-style-name="Text_20_body">
      <style:text-properties fo:color="#336633" fo:font-size="14pt" style:font-size-asian="14pt" style:font-size-complex="14pt"/>
    </style:style>
    <style:style style:name="P12" style:family="paragraph" style:parent-style-name="Text_20_body">
      <style:text-properties officeooo:paragraph-rsid="008c9bcf"/>
    </style:style>
    <style:style style:name="P13" style:family="paragraph" style:parent-style-name="Text_20_body">
      <style:text-properties style:font-name="Calibri" fo:font-size="12pt" officeooo:rsid="008c9bcf" officeooo:paragraph-rsid="008c9bcf"/>
    </style:style>
    <style:style style:name="P14" style:family="paragraph" style:parent-style-name="Text_20_body">
      <style:text-properties style:font-name="Calibri" fo:font-size="12pt" officeooo:rsid="008cd80a" officeooo:paragraph-rsid="008cd80a"/>
    </style:style>
    <style:style style:name="P15" style:family="paragraph" style:parent-style-name="Text_20_body">
      <style:text-properties style:font-name="Calibri" fo:font-size="12pt" officeooo:rsid="00958d55" officeooo:paragraph-rsid="00958d55"/>
    </style:style>
    <style:style style:name="P16" style:family="paragraph" style:parent-style-name="Text_20_body">
      <style:text-properties style:font-name="Calibri" fo:font-size="12pt" officeooo:rsid="0091f7ec" officeooo:paragraph-rsid="0091f7ec"/>
    </style:style>
    <style:style style:name="P17" style:family="paragraph" style:parent-style-name="Text_20_body">
      <style:text-properties style:font-name="Calibri" fo:font-size="12pt" fo:language="es" fo:country="ES" officeooo:rsid="0098fa8b" officeooo:paragraph-rsid="00bc062f"/>
    </style:style>
    <style:style style:name="P18" style:family="paragraph" style:parent-style-name="Text_20_body">
      <style:text-properties style:font-name="Calibri" fo:font-size="12pt" fo:language="es" fo:country="ES" officeooo:rsid="0098fa8b" officeooo:paragraph-rsid="007c5594"/>
    </style:style>
    <style:style style:name="P19" style:family="paragraph" style:parent-style-name="Text_20_body">
      <style:text-properties style:font-name="Calibri" fo:font-size="12pt" fo:language="es" fo:country="ES" officeooo:rsid="00c1d79c" officeooo:paragraph-rsid="00c1d79c"/>
    </style:style>
    <style:style style:name="P20" style:family="paragraph" style:parent-style-name="Text_20_body">
      <style:text-properties style:font-name="Calibri" fo:font-size="12pt" fo:language="es" fo:country="ES" officeooo:rsid="00c5c835" officeooo:paragraph-rsid="00c5c835"/>
    </style:style>
    <style:style style:name="P21" style:family="paragraph" style:parent-style-name="Text_20_body">
      <style:text-properties style:font-name="Calibri" fo:font-size="12pt" officeooo:rsid="009aebc9" officeooo:paragraph-rsid="009aebc9"/>
    </style:style>
    <style:style style:name="P22" style:family="paragraph" style:parent-style-name="Text_20_body">
      <style:text-properties style:font-name="Calibri" fo:font-size="12pt" officeooo:rsid="009c2013" officeooo:paragraph-rsid="009c2013"/>
    </style:style>
    <style:style style:name="P23" style:family="paragraph" style:parent-style-name="Text_20_body">
      <style:text-properties style:font-name="Calibri" fo:font-size="12pt" officeooo:rsid="009df614" officeooo:paragraph-rsid="009df614"/>
    </style:style>
    <style:style style:name="P24" style:family="paragraph" style:parent-style-name="Text_20_body">
      <style:text-properties style:font-name="Calibri" fo:font-size="12pt" fo:font-style="normal" officeooo:rsid="00aca239" officeooo:paragraph-rsid="00aca239" style:font-style-asian="normal" style:font-style-complex="normal"/>
    </style:style>
    <style:style style:name="P25" style:family="paragraph" style:parent-style-name="Text_20_body">
      <style:text-properties style:font-name="Calibri" fo:font-size="12pt" fo:font-style="normal" fo:font-weight="normal" officeooo:rsid="00aca239" officeooo:paragraph-rsid="00aca239" style:font-style-asian="normal" style:font-weight-asian="normal" style:font-style-complex="normal" style:font-weight-complex="normal"/>
    </style:style>
    <style:style style:name="P26" style:family="paragraph" style:parent-style-name="Text_20_body">
      <style:text-properties style:font-name="Calibri" fo:font-size="12pt" fo:font-style="normal" fo:font-weight="normal" officeooo:rsid="00b3a170" officeooo:paragraph-rsid="00b3a170" style:font-style-asian="normal" style:font-weight-asian="normal" style:font-style-complex="normal" style:font-weight-complex="normal"/>
    </style:style>
    <style:style style:name="P27" style:family="paragraph" style:parent-style-name="Text_20_body">
      <style:text-properties style:font-name="Calibri" fo:font-size="12pt" officeooo:rsid="00a3fd2d" officeooo:paragraph-rsid="00a3fd2d"/>
    </style:style>
    <style:style style:name="P28" style:family="paragraph" style:parent-style-name="Text_20_body">
      <style:text-properties style:font-name="Calibri" fo:font-size="12pt" fo:font-weight="normal" officeooo:rsid="00a3fd2d" officeooo:paragraph-rsid="00a3fd2d" style:font-weight-asian="normal" style:font-weight-complex="normal"/>
    </style:style>
    <style:style style:name="P29" style:family="paragraph" style:parent-style-name="Text_20_body">
      <style:text-properties style:font-name="Calibri" fo:font-size="12pt" officeooo:rsid="00b2658e" officeooo:paragraph-rsid="00b2658e"/>
    </style:style>
    <style:style style:name="P30" style:family="paragraph" style:parent-style-name="Text_20_body">
      <style:text-properties officeooo:rsid="008e40c1" officeooo:paragraph-rsid="008e40c1"/>
    </style:style>
    <style:style style:name="P31" style:family="paragraph" style:parent-style-name="Text_20_body">
      <style:text-properties officeooo:paragraph-rsid="008ff857"/>
    </style:style>
    <style:style style:name="P32" style:family="paragraph" style:parent-style-name="Text_20_body">
      <style:text-properties officeooo:rsid="0091f7ec" officeooo:paragraph-rsid="0091f7ec"/>
    </style:style>
    <style:style style:name="P33" style:family="paragraph" style:parent-style-name="Text_20_body">
      <style:text-properties officeooo:rsid="009c2013" officeooo:paragraph-rsid="009c2013"/>
    </style:style>
    <style:style style:name="P34" style:family="paragraph" style:parent-style-name="Text_20_body">
      <style:text-properties officeooo:rsid="009e77ec" officeooo:paragraph-rsid="009e77ec"/>
    </style:style>
    <style:style style:name="P35" style:family="paragraph" style:parent-style-name="Text_20_body">
      <style:text-properties officeooo:rsid="009f5784" officeooo:paragraph-rsid="00a0c4b4"/>
    </style:style>
    <style:style style:name="P36" style:family="paragraph" style:parent-style-name="Text_20_body">
      <style:text-properties officeooo:paragraph-rsid="00a3fd2d"/>
    </style:style>
    <style:style style:name="P37" style:family="paragraph" style:parent-style-name="Text_20_body">
      <style:text-properties officeooo:paragraph-rsid="00a47e9b"/>
    </style:style>
    <style:style style:name="P38" style:family="paragraph" style:parent-style-name="Text_20_body">
      <style:text-properties officeooo:paragraph-rsid="00a4c87a"/>
    </style:style>
    <style:style style:name="P39" style:family="paragraph" style:parent-style-name="Text_20_body">
      <style:paragraph-properties fo:text-align="justify" style:justify-single-word="false"/>
      <style:text-properties officeooo:rsid="00a4c87a" officeooo:paragraph-rsid="00a657f0"/>
    </style:style>
    <style:style style:name="P40" style:family="paragraph" style:parent-style-name="Text_20_body">
      <style:text-properties officeooo:rsid="00a4c87a" officeooo:paragraph-rsid="00ac1419"/>
    </style:style>
    <style:style style:name="P41" style:family="paragraph" style:parent-style-name="Text_20_body">
      <style:text-properties officeooo:rsid="00a7693f" officeooo:paragraph-rsid="00a7693f"/>
    </style:style>
    <style:style style:name="P42" style:family="paragraph" style:parent-style-name="Text_20_body">
      <style:text-properties officeooo:rsid="00a8e026" officeooo:paragraph-rsid="00aa0b2c"/>
    </style:style>
    <style:style style:name="P43" style:family="paragraph" style:parent-style-name="Text_20_body">
      <style:text-properties officeooo:rsid="00aa1643" officeooo:paragraph-rsid="00aa1643"/>
    </style:style>
    <style:style style:name="P44" style:family="paragraph" style:parent-style-name="Text_20_body">
      <style:text-properties officeooo:rsid="00ac1419" officeooo:paragraph-rsid="00ac1419"/>
    </style:style>
    <style:style style:name="P45" style:family="paragraph" style:parent-style-name="Text_20_body">
      <style:text-properties officeooo:rsid="00aca239" officeooo:paragraph-rsid="00ad7dec"/>
    </style:style>
    <style:style style:name="P46" style:family="paragraph" style:parent-style-name="Text_20_body">
      <style:text-properties officeooo:rsid="00ad7dec" officeooo:paragraph-rsid="00ad7dec"/>
    </style:style>
    <style:style style:name="P47" style:family="paragraph" style:parent-style-name="Text_20_body">
      <style:text-properties officeooo:rsid="00ad7dec" officeooo:paragraph-rsid="00b058bd"/>
    </style:style>
    <style:style style:name="P48" style:family="paragraph" style:parent-style-name="Text_20_body">
      <style:text-properties officeooo:paragraph-rsid="00ad7dec"/>
    </style:style>
    <style:style style:name="P49" style:family="paragraph" style:parent-style-name="Text_20_body">
      <style:text-properties fo:font-style="normal" fo:font-weight="normal" officeooo:rsid="009e77ec" officeooo:paragraph-rsid="009e77ec" style:font-style-asian="normal" style:font-weight-asian="normal" style:font-style-complex="normal" style:font-weight-complex="normal"/>
    </style:style>
    <style:style style:name="P50" style:family="paragraph" style:parent-style-name="Text_20_body">
      <style:text-properties fo:font-style="normal" fo:font-weight="normal" officeooo:rsid="009f5784" officeooo:paragraph-rsid="009f5784" style:font-style-asian="normal" style:font-weight-asian="normal" style:font-style-complex="normal" style:font-weight-complex="normal"/>
    </style:style>
    <style:style style:name="P51" style:family="paragraph" style:parent-style-name="Text_20_body">
      <style:text-properties officeooo:rsid="00b3a170" officeooo:paragraph-rsid="00b3a170"/>
    </style:style>
    <style:style style:name="P52" style:family="paragraph" style:parent-style-name="Text_20_body">
      <style:text-properties officeooo:rsid="00b73a42" officeooo:paragraph-rsid="00b73a42"/>
    </style:style>
    <style:style style:name="P53" style:family="paragraph" style:parent-style-name="Text_20_body">
      <style:text-properties officeooo:rsid="00b73a42" officeooo:paragraph-rsid="00c3c9f0"/>
    </style:style>
    <style:style style:name="P54" style:family="paragraph" style:parent-style-name="Text_20_body">
      <style:text-properties officeooo:rsid="00b8cb26" officeooo:paragraph-rsid="00b8cb26"/>
    </style:style>
    <style:style style:name="P55" style:family="paragraph" style:parent-style-name="Text_20_body">
      <style:text-properties officeooo:rsid="00bf0fd3" officeooo:paragraph-rsid="00bf0fd3"/>
    </style:style>
    <style:style style:name="P56" style:family="paragraph" style:parent-style-name="Text_20_body">
      <style:text-properties officeooo:rsid="00c3c9f0" officeooo:paragraph-rsid="00c3c9f0"/>
    </style:style>
    <style:style style:name="P57"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58"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style>
    <style:style style:name="P59" style:family="paragraph" style:parent-style-name="Text_20_body">
      <style:paragraph-properties fo:margin-left="1.905cm" fo:margin-right="0cm" fo:margin-top="0.101cm" fo:margin-bottom="0.101cm" loext:contextual-spacing="false" fo:line-height="100%" fo:text-align="end" style:justify-single-word="false" fo:text-indent="0.199cm" style:auto-text-indent="false" style:writing-mode="lr-tb"/>
      <style:text-properties fo:font-variant="normal" fo:text-transform="none" fo:color="#000000" style:text-line-through-style="none" style:text-line-through-type="none" style:font-name="Calibri1" fo:font-size="12pt" fo:font-style="normal" style:text-underline-style="none" fo:font-weight="normal" officeooo:rsid="002ad048" officeooo:paragraph-rsid="002ad048" style:text-blinking="false" fo:background-color="transparent" style:font-size-asian="12pt" style:font-size-complex="12pt"/>
    </style:style>
    <style:style style:name="P60" style:family="paragraph" style:parent-style-name="Standard">
      <style:paragraph-properties fo:margin-top="0.101cm" fo:margin-bottom="0.101cm" loext:contextual-spacing="false" fo:line-height="100%" fo:text-align="end" style:justify-single-word="false"/>
      <style:text-properties style:font-name="Calibri1" fo:font-size="12pt" style:font-size-asian="12pt" style:font-size-complex="12pt"/>
    </style:style>
    <style:style style:name="P61" style:family="paragraph" style:parent-style-name="Código">
      <style:text-properties officeooo:paragraph-rsid="00ac1419"/>
    </style:style>
    <style:style style:name="P62" style:family="paragraph" style:parent-style-name="Código">
      <style:text-properties officeooo:paragraph-rsid="00ad7dec"/>
    </style:style>
    <style:style style:name="P63" style:family="paragraph" style:parent-style-name="Contents_20_1">
      <style:paragraph-properties>
        <style:tab-stops>
          <style:tab-stop style:position="17.201cm" style:type="right" style:leader-style="dotted" style:leader-text="."/>
        </style:tab-stops>
      </style:paragraph-properties>
    </style:style>
    <style:style style:name="P64" style:family="paragraph" style:parent-style-name="Contents_20_2">
      <style:paragraph-properties>
        <style:tab-stops>
          <style:tab-stop style:position="16.702cm" style:type="right" style:leader-style="dotted" style:leader-text="."/>
        </style:tab-stops>
      </style:paragraph-properties>
    </style:style>
    <style:style style:name="P65" style:family="paragraph" style:parent-style-name="Contents_20_3">
      <style:paragraph-properties>
        <style:tab-stops>
          <style:tab-stop style:position="16.203cm" style:type="right" style:leader-style="dotted" style:leader-text="."/>
        </style:tab-stops>
      </style:paragraph-properties>
    </style:style>
    <style:style style:name="P66" style:family="paragraph" style:parent-style-name="Standard" style:master-page-name="First_20_Page">
      <style:paragraph-properties style:page-number="auto"/>
    </style:style>
    <style:style style:name="P67" style:family="paragraph" style:parent-style-name="Contents_20_1">
      <style:paragraph-properties>
        <style:tab-stops>
          <style:tab-stop style:position="17.201cm" style:type="right" style:leader-style="dotted" style:leader-text="."/>
        </style:tab-stops>
      </style:paragraph-properties>
    </style:style>
    <style:style style:name="P68" style:family="paragraph" style:parent-style-name="Contents_20_2">
      <style:paragraph-properties>
        <style:tab-stops>
          <style:tab-stop style:position="16.702cm" style:type="right" style:leader-style="dotted" style:leader-text="."/>
        </style:tab-stops>
      </style:paragraph-properties>
    </style:style>
    <style:style style:name="P69" style:family="paragraph" style:parent-style-name="Contents_20_3">
      <style:paragraph-properties>
        <style:tab-stops>
          <style:tab-stop style:position="16.203cm" style:type="right" style:leader-style="dotted" style:leader-text="."/>
        </style:tab-stops>
      </style:paragraph-properties>
    </style:style>
    <style:style style:name="P70" style:family="paragraph" style:parent-style-name="Código">
      <style:text-properties officeooo:paragraph-rsid="00cc7a88"/>
    </style:style>
    <style:style style:name="P71" style:family="paragraph" style:parent-style-name="Heading_20_1">
      <style:text-properties officeooo:rsid="002d53e8" officeooo:paragraph-rsid="002c515e"/>
    </style:style>
    <style:style style:name="P72" style:family="paragraph" style:parent-style-name="Heading_20_1">
      <style:text-properties fo:text-transform="uppercase" fo:color="#669966" style:font-name="Calibri" fo:font-size="14pt" fo:font-weight="normal" officeooo:rsid="008c9bcf" officeooo:paragraph-rsid="008c9bcf" style:font-name-asian="Arial Unicode MS" style:font-size-asian="16.1000003814697pt" style:font-weight-asian="bold" style:font-name-complex="Arial Unicode MS" style:font-size-complex="16.1000003814697pt" style:font-weight-complex="bold"/>
    </style:style>
    <style:style style:name="P73" style:family="paragraph" style:parent-style-name="Heading_20_1">
      <style:text-properties fo:text-transform="uppercase" fo:color="#669966" style:font-name="Calibri" fo:font-size="14pt" fo:font-weight="normal" officeooo:rsid="008e40c1" officeooo:paragraph-rsid="008e40c1" style:font-name-asian="Arial Unicode MS" style:font-size-asian="16.1000003814697pt" style:font-weight-asian="bold" style:font-name-complex="Arial Unicode MS" style:font-size-complex="16.1000003814697pt" style:font-weight-complex="bold"/>
    </style:style>
    <style:style style:name="P74" style:family="paragraph" style:parent-style-name="Heading_20_1">
      <style:text-properties fo:text-transform="uppercase" fo:color="#669966" style:font-name="Calibri" fo:font-size="14pt" fo:font-weight="normal" officeooo:rsid="00b73a42" officeooo:paragraph-rsid="00b73a42" style:font-name-asian="Arial Unicode MS" style:font-size-asian="16.1000003814697pt" style:font-weight-asian="bold" style:font-name-complex="Arial Unicode MS" style:font-size-complex="16.1000003814697pt" style:font-weight-complex="bold"/>
    </style:style>
    <style:style style:name="P75" style:family="paragraph" style:parent-style-name="Heading_20_2">
      <style:text-properties fo:font-variant="normal" fo:text-transform="none" fo:color="#669966" style:font-name="Calibri" fo:font-size="12pt" fo:font-style="normal" fo:font-weight="normal" officeooo:rsid="008c9bcf" officeooo:paragraph-rsid="008c9bcf" style:font-name-asian="Arial Unicode MS" style:font-size-asian="14pt" style:font-style-asian="italic" style:font-weight-asian="bold" style:font-name-complex="Arial Unicode MS" style:font-size-complex="14pt" style:font-style-complex="italic" style:font-weight-complex="bold"/>
    </style:style>
    <style:style style:name="P76" style:family="paragraph" style:parent-style-name="Heading_20_2">
      <style:text-properties fo:font-variant="normal" fo:text-transform="none" fo:color="#669966" style:font-name="Calibri" fo:font-size="12pt" fo:font-style="normal" fo:font-weight="normal" officeooo:rsid="008e40c1" officeooo:paragraph-rsid="008e40c1" style:font-name-asian="Arial Unicode MS" style:font-size-asian="14pt" style:font-style-asian="italic" style:font-weight-asian="bold" style:font-name-complex="Arial Unicode MS" style:font-size-complex="14pt" style:font-style-complex="italic" style:font-weight-complex="bold"/>
    </style:style>
    <style:style style:name="P77" style:family="paragraph" style:parent-style-name="Heading_20_2">
      <style:text-properties fo:font-variant="normal" fo:text-transform="none" fo:color="#669966" style:font-name="Calibri" fo:font-size="12pt" fo:font-style="normal" fo:font-weight="normal" officeooo:rsid="009aebc9" officeooo:paragraph-rsid="009aebc9" style:font-name-asian="Arial Unicode MS" style:font-size-asian="14pt" style:font-style-asian="italic" style:font-weight-asian="bold" style:font-name-complex="Arial Unicode MS" style:font-size-complex="14pt" style:font-style-complex="italic" style:font-weight-complex="bold"/>
    </style:style>
    <style:style style:name="P78" style:family="paragraph" style:parent-style-name="Heading_20_2">
      <style:text-properties officeooo:paragraph-rsid="008ff857"/>
    </style:style>
    <style:style style:name="P79" style:family="paragraph" style:parent-style-name="Heading_20_2">
      <style:text-properties officeooo:paragraph-rsid="009c2013"/>
    </style:style>
    <style:style style:name="P80" style:family="paragraph" style:parent-style-name="Heading_20_2">
      <style:text-properties officeooo:paragraph-rsid="00a23b31"/>
    </style:style>
    <style:style style:name="P81" style:family="paragraph" style:parent-style-name="Heading_20_2" style:list-style-name="">
      <style:paragraph-properties fo:text-align="start" style:justify-single-word="false"/>
    </style:style>
    <style:style style:name="P82" style:family="paragraph" style:parent-style-name="Heading_20_2">
      <style:paragraph-properties fo:break-before="page"/>
    </style:style>
    <style:style style:name="P83" style:family="paragraph" style:parent-style-name="Heading_20_2">
      <style:paragraph-properties fo:break-before="page"/>
      <style:text-properties officeooo:paragraph-rsid="00b058bd"/>
    </style:style>
    <style:style style:name="P84" style:family="paragraph" style:parent-style-name="Heading_20_3">
      <style:text-properties officeooo:rsid="00a47e9b" officeooo:paragraph-rsid="00a47e9b"/>
    </style:style>
    <style:style style:name="P85" style:family="paragraph" style:parent-style-name="Heading_20_3">
      <style:text-properties officeooo:rsid="00a7693f" officeooo:paragraph-rsid="00a7693f"/>
    </style:style>
    <style:style style:name="P86" style:family="paragraph" style:parent-style-name="Heading_20_3">
      <style:text-properties fo:font-variant="normal" fo:text-transform="none" fo:color="#669966" style:font-name="Arial" fo:font-size="11pt" fo:font-weight="normal" officeooo:rsid="00aca239" officeooo:paragraph-rsid="00aca239" style:font-name-asian="Arial Unicode MS" style:font-size-asian="14pt" style:font-weight-asian="bold" style:font-name-complex="Arial Unicode MS" style:font-size-complex="14pt" style:font-weight-complex="bold"/>
    </style:style>
    <style:style style:name="P87" style:family="paragraph" style:parent-style-name="Text_20_body" style:list-style-name="L1">
      <style:paragraph-properties fo:text-align="start" style:justify-single-word="false"/>
      <style:text-properties officeooo:rsid="008e40c1" officeooo:paragraph-rsid="008e40c1"/>
    </style:style>
    <style:style style:name="P88" style:family="paragraph" style:parent-style-name="Text_20_body" style:list-style-name="L2">
      <style:text-properties style:font-name="Calibri" fo:font-size="12pt" officeooo:rsid="008ff857" officeooo:paragraph-rsid="008ff857"/>
    </style:style>
    <style:style style:name="P89" style:family="paragraph" style:parent-style-name="Text_20_body" style:list-style-name="L2">
      <style:text-properties style:font-name="Calibri" fo:font-size="12pt" officeooo:rsid="0094873f" officeooo:paragraph-rsid="0094873f"/>
    </style:style>
    <style:style style:name="P90" style:family="paragraph" style:parent-style-name="Text_20_body" style:list-style-name="L4">
      <style:text-properties style:font-name="Calibri" fo:font-size="12pt" officeooo:rsid="009aebc9" officeooo:paragraph-rsid="009aebc9"/>
    </style:style>
    <style:style style:name="P91" style:family="paragraph" style:parent-style-name="Text_20_body" style:list-style-name="L5">
      <style:text-properties style:font-name="Calibri" fo:font-size="12pt" officeooo:rsid="009df614" officeooo:paragraph-rsid="009df614"/>
    </style:style>
    <style:style style:name="P92" style:family="paragraph" style:parent-style-name="Text_20_body" style:list-style-name="L6">
      <style:text-properties style:font-name="Calibri" fo:font-size="12pt" officeooo:rsid="009df614" officeooo:paragraph-rsid="009df614"/>
    </style:style>
    <style:style style:name="P93" style:family="paragraph" style:parent-style-name="Text_20_body" style:list-style-name="L6">
      <style:text-properties style:font-name="Calibri" fo:font-size="12pt" officeooo:rsid="00a3fd2d" officeooo:paragraph-rsid="00a3fd2d"/>
    </style:style>
    <style:style style:name="P94" style:family="paragraph" style:parent-style-name="Text_20_body" style:list-style-name="L7">
      <style:text-properties style:font-name="Calibri" fo:font-size="12pt" officeooo:rsid="009e2096" officeooo:paragraph-rsid="009e2096"/>
    </style:style>
    <style:style style:name="P95" style:family="paragraph" style:parent-style-name="Text_20_body" style:list-style-name="L11">
      <style:text-properties style:font-name="Calibri" fo:font-size="12pt" officeooo:rsid="00bf0fd3" officeooo:paragraph-rsid="00bf0fd3"/>
    </style:style>
    <style:style style:name="P96" style:family="paragraph" style:parent-style-name="Text_20_body" style:list-style-name="L3">
      <style:text-properties officeooo:rsid="008ff857" officeooo:paragraph-rsid="008ff857"/>
    </style:style>
    <style:style style:name="P97" style:family="paragraph" style:parent-style-name="Text_20_body" style:list-style-name="L2">
      <style:text-properties officeooo:rsid="0091f7ec" officeooo:paragraph-rsid="0091f7ec"/>
    </style:style>
    <style:style style:name="P98" style:family="paragraph" style:parent-style-name="Text_20_body" style:list-style-name="L8">
      <style:text-properties officeooo:rsid="00a4c87a" officeooo:paragraph-rsid="00a4c87a"/>
    </style:style>
    <style:style style:name="P99" style:family="paragraph" style:parent-style-name="Text_20_body" style:list-style-name="L8">
      <style:text-properties officeooo:rsid="00a4c87a" officeooo:paragraph-rsid="00a657f0"/>
    </style:style>
    <style:style style:name="P100" style:family="paragraph" style:parent-style-name="Text_20_body" style:list-style-name="L9">
      <style:text-properties officeooo:rsid="00a4c87a" officeooo:paragraph-rsid="00ac1419"/>
    </style:style>
    <style:style style:name="P101" style:family="paragraph" style:parent-style-name="Text_20_body" style:list-style-name="L10">
      <style:text-properties officeooo:rsid="00a4c87a" officeooo:paragraph-rsid="00ac1419"/>
    </style:style>
    <style:style style:name="P102" style:family="paragraph" style:parent-style-name="Text_20_body" style:list-style-name="L10">
      <style:text-properties officeooo:rsid="00ac1419" officeooo:paragraph-rsid="00ac1419"/>
    </style:style>
    <style:style style:name="P103" style:family="paragraph" style:parent-style-name="Text_20_body" style:list-style-name="L12">
      <style:text-properties officeooo:rsid="00b73a42" officeooo:paragraph-rsid="00b73a42"/>
    </style:style>
    <style:style style:name="P104" style:family="paragraph" style:parent-style-name="Text_20_body" style:list-style-name="L13">
      <style:text-properties officeooo:rsid="00b8cb26" officeooo:paragraph-rsid="00b8cb26"/>
    </style:style>
    <style:style style:name="P105" style:family="paragraph" style:parent-style-name="Text_20_body" style:list-style-name="L8">
      <style:paragraph-properties fo:break-before="page"/>
      <style:text-properties officeooo:rsid="00a4c87a" officeooo:paragraph-rsid="00a657f0"/>
    </style:style>
    <style:style style:name="T1" style:family="text">
      <style:text-properties fo:color="#999966"/>
    </style:style>
    <style:style style:name="T2" style:family="text">
      <style:text-properties fo:color="#999966" officeooo:rsid="008bacc9"/>
    </style:style>
    <style:style style:name="T3" style:family="text">
      <style:text-properties fo:text-transform="uppercase" fo:color="#999966" style:font-name="Tahoma" fo:font-size="9pt" officeooo:rsid="008bacc9"/>
    </style:style>
    <style:style style:name="T4" style:family="text">
      <style:text-properties fo:text-transform="uppercase" fo:color="#336633" style:font-name="Calibri1" fo:font-weight="bold" style:font-weight-asian="bold" style:font-weight-complex="bold"/>
    </style:style>
    <style:style style:name="T5" style:family="text">
      <style:text-properties fo:text-transform="uppercase" fo:color="#336633" style:font-name="Calibri1" fo:font-weight="bold" officeooo:rsid="008bacc9" style:font-weight-asian="bold" style:font-weight-complex="bold"/>
    </style:style>
    <style:style style:name="T6" style:family="text">
      <style:text-properties fo:text-transform="uppercase" fo:color="#336633" style:font-name="Arial1" fo:font-size="16pt" officeooo:rsid="008bacc9"/>
    </style:style>
    <style:style style:name="T7" style:family="text">
      <style:text-properties style:font-name="Apple SD Gothic Neo" fo:font-size="9pt" style:font-size-asian="9pt" style:font-size-complex="9pt"/>
    </style:style>
    <style:style style:name="T8" style:family="text">
      <style:text-properties fo:font-weight="bold" style:font-weight-asian="bold" style:font-weight-complex="bold"/>
    </style:style>
    <style:style style:name="T9" style:family="text">
      <style:text-properties fo:font-weight="bold" officeooo:rsid="008c9bcf" style:font-weight-asian="bold" style:font-weight-complex="bold"/>
    </style:style>
    <style:style style:name="T10" style:family="text">
      <style:text-properties fo:font-weight="bold" officeooo:rsid="00a47e9b" style:font-weight-asian="bold" style:font-weight-complex="bold"/>
    </style:style>
    <style:style style:name="T11" style:family="text">
      <style:text-properties fo:font-weight="bold" officeooo:rsid="00a4c87a" style:font-weight-asian="bold" style:font-weight-complex="bold"/>
    </style:style>
    <style:style style:name="T12" style:family="text">
      <style:text-properties fo:font-weight="bold" officeooo:rsid="00b4ae48" style:font-weight-asian="bold" style:font-weight-complex="bold"/>
    </style:style>
    <style:style style:name="T13" style:family="text">
      <style:text-properties fo:font-weight="bold" officeooo:rsid="00a3fd2d" style:font-weight-asian="bold" style:font-weight-complex="bold"/>
    </style:style>
    <style:style style:name="T14" style:family="text">
      <style:text-properties fo:font-variant="normal" fo:text-transform="none" fo:color="#000000" style:text-line-through-style="none" style:text-line-through-type="none" style:font-name="Calibri1" fo:font-size="12pt" style:text-underline-style="none" fo:font-weight="normal" style:text-blinking="false" fo:background-color="transparent" loext:char-shading-value="0" style:font-size-asian="12pt" style:font-size-complex="12pt"/>
    </style:style>
    <style:style style:name="T15" style:family="text">
      <style:text-properties fo:font-variant="normal" fo:text-transform="none" fo:color="#000000" style:text-line-through-style="none" style:text-line-through-type="none" style:font-name="Calibri1" fo:font-size="12pt" style:text-underline-style="none" fo:font-weight="normal" officeooo:rsid="008bacc9" style:text-blinking="false" fo:background-color="transparent" loext:char-shading-value="0" style:font-size-asian="12pt" style:font-size-complex="12pt"/>
    </style:style>
    <style:style style:name="T16"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Calibri1" fo:font-size="12pt" fo:font-style="normal" style:text-underline-style="none" fo:font-weight="normal" officeooo:rsid="008a9432" style:text-blinking="false" fo:background-color="transparent" loext:char-shading-value="0" style:font-size-asian="12pt" style:font-size-complex="12pt"/>
    </style:style>
    <style:style style:name="T18" style:family="text">
      <style:text-properties fo:font-variant="normal" fo:text-transform="none" fo:color="#669966" style:font-name="Calibri" fo:font-size="12pt" fo:font-style="normal" fo:font-weight="normal" officeooo:rsid="0092e17e" style:font-name-asian="Arial Unicode MS" style:font-size-asian="14pt" style:font-style-asian="italic" style:font-weight-asian="bold" style:font-name-complex="Arial Unicode MS" style:font-size-complex="14pt" style:font-style-complex="italic" style:font-weight-complex="bold"/>
    </style:style>
    <style:style style:name="T19" style:family="text">
      <style:text-properties fo:font-variant="normal" fo:text-transform="none" fo:color="#669966" style:font-name="Calibri" fo:font-size="12pt" fo:font-style="normal" fo:font-weight="normal" officeooo:rsid="009aebc9" style:font-name-asian="Arial Unicode MS" style:font-size-asian="14pt" style:font-style-asian="italic" style:font-weight-asian="bold" style:font-name-complex="Arial Unicode MS" style:font-size-complex="14pt" style:font-style-complex="italic" style:font-weight-complex="bold"/>
    </style:style>
    <style:style style:name="T20" style:family="text">
      <style:text-properties fo:font-variant="normal" fo:text-transform="none" fo:color="#669966" style:font-name="Calibri" fo:font-size="12pt" fo:font-style="normal" fo:font-weight="normal" officeooo:rsid="009c2013" style:font-name-asian="Arial Unicode MS" style:font-size-asian="14pt" style:font-style-asian="italic" style:font-weight-asian="bold" style:font-name-complex="Arial Unicode MS" style:font-size-complex="14pt" style:font-style-complex="italic" style:font-weight-complex="bold"/>
    </style:style>
    <style:style style:name="T21" style:family="text">
      <style:text-properties fo:font-variant="normal" fo:text-transform="none" fo:color="#669966" style:font-name="Calibri" fo:font-size="12pt" fo:font-style="normal" fo:font-weight="normal" officeooo:rsid="00a23b31" style:font-name-asian="Arial Unicode MS" style:font-size-asian="14pt" style:font-style-asian="italic" style:font-weight-asian="bold" style:font-name-complex="Arial Unicode MS" style:font-size-complex="14pt" style:font-style-complex="italic" style:font-weight-complex="bold"/>
    </style:style>
    <style:style style:name="T22" style:family="text">
      <style:text-properties officeooo:rsid="008c9bcf"/>
    </style:style>
    <style:style style:name="T23" style:family="text">
      <style:text-properties style:font-name="Calibri" fo:font-size="12pt"/>
    </style:style>
    <style:style style:name="T24" style:family="text">
      <style:text-properties style:font-name="Calibri" fo:font-size="12pt" officeooo:rsid="008c9bcf"/>
    </style:style>
    <style:style style:name="T25" style:family="text">
      <style:text-properties style:font-name="Calibri" fo:font-size="12pt" fo:font-weight="bold" style:font-weight-asian="bold" style:font-weight-complex="bold"/>
    </style:style>
    <style:style style:name="T26" style:family="text">
      <style:text-properties style:font-name="Calibri" fo:font-size="12pt" fo:font-weight="bold" officeooo:rsid="008c9bcf" style:font-weight-asian="bold" style:font-weight-complex="bold"/>
    </style:style>
    <style:style style:name="T27" style:family="text">
      <style:text-properties style:font-name="Calibri" fo:font-size="12pt" fo:font-weight="bold" officeooo:rsid="00a4c87a" style:font-weight-asian="bold" style:font-weight-complex="bold"/>
    </style:style>
    <style:style style:name="T28" style:family="text">
      <style:text-properties style:font-name="Calibri" fo:font-size="12pt" officeooo:rsid="008e40c1"/>
    </style:style>
    <style:style style:name="T29" style:family="text">
      <style:text-properties style:font-name="Calibri" fo:font-size="12pt" officeooo:rsid="0094873f"/>
    </style:style>
    <style:style style:name="T30" style:family="text">
      <style:text-properties style:font-name="Calibri" fo:font-size="12pt" officeooo:rsid="00a3fd2d"/>
    </style:style>
    <style:style style:name="T31" style:family="text">
      <style:text-properties style:font-name="Calibri" fo:font-size="12pt" fo:font-style="italic" fo:font-weight="bold" style:font-style-asian="italic" style:font-weight-asian="bold" style:font-style-complex="italic" style:font-weight-complex="bold"/>
    </style:style>
    <style:style style:name="T32" style:family="text">
      <style:text-properties style:font-name="Calibri" fo:font-size="12pt" fo:font-style="italic" fo:font-weight="bold" officeooo:rsid="00a3fd2d" style:font-style-asian="italic" style:font-weight-asian="bold" style:font-style-complex="italic" style:font-weight-complex="bold"/>
    </style:style>
    <style:style style:name="T33" style:family="text">
      <style:text-properties style:font-name="Calibri" fo:font-size="12pt" fo:font-style="italic" fo:font-weight="bold" officeooo:rsid="00a657f0" style:font-style-asian="italic" style:font-weight-asian="bold" style:font-style-complex="italic" style:font-weight-complex="bold"/>
    </style:style>
    <style:style style:name="T34" style:family="text">
      <style:text-properties style:font-name="Calibri" fo:font-size="12pt" fo:font-style="italic" fo:font-weight="bold" officeooo:rsid="00ac1419" style:font-style-asian="italic" style:font-weight-asian="bold" style:font-style-complex="italic" style:font-weight-complex="bold"/>
    </style:style>
    <style:style style:name="T35" style:family="text">
      <style:text-properties style:font-name="Calibri" fo:font-size="12pt" fo:font-style="italic" style:font-style-asian="italic" style:font-style-complex="italic"/>
    </style:style>
    <style:style style:name="T36" style:family="text">
      <style:text-properties style:font-name="Calibri" fo:font-size="12pt" officeooo:rsid="00a47e9b"/>
    </style:style>
    <style:style style:name="T37" style:family="text">
      <style:text-properties style:font-name="Calibri" fo:font-size="12pt" officeooo:rsid="00a4c87a"/>
    </style:style>
    <style:style style:name="T38" style:family="text">
      <style:text-properties style:font-name="Calibri" fo:font-size="12pt" fo:font-style="normal" fo:font-weight="normal" style:font-style-asian="normal" style:font-weight-asian="normal" style:font-style-complex="normal" style:font-weight-complex="normal"/>
    </style:style>
    <style:style style:name="T39" style:family="text">
      <style:text-properties style:font-name="Calibri" fo:font-size="12pt" fo:font-style="normal" fo:font-weight="normal" officeooo:rsid="00a657f0" style:font-style-asian="normal" style:font-weight-asian="normal" style:font-style-complex="normal" style:font-weight-complex="normal"/>
    </style:style>
    <style:style style:name="T40" style:family="text">
      <style:text-properties style:font-name="Calibri" fo:font-size="12pt" fo:font-style="normal" fo:font-weight="normal" officeooo:rsid="00ac1419" style:font-style-asian="normal" style:font-weight-asian="normal" style:font-style-complex="normal" style:font-weight-complex="normal"/>
    </style:style>
    <style:style style:name="T41" style:family="text">
      <style:text-properties style:font-name="Calibri" fo:font-size="12pt" fo:font-style="normal" fo:font-weight="bold" style:font-style-asian="normal" style:font-weight-asian="bold" style:font-style-complex="normal" style:font-weight-complex="bold"/>
    </style:style>
    <style:style style:name="T42" style:family="text">
      <style:text-properties style:font-name="Calibri" fo:font-size="12pt" fo:font-style="normal" fo:font-weight="bold" officeooo:rsid="00a657f0" style:font-style-asian="normal" style:font-weight-asian="bold" style:font-style-complex="normal" style:font-weight-complex="bold"/>
    </style:style>
    <style:style style:name="T43" style:family="text">
      <style:text-properties style:font-name="Calibri" fo:font-size="12pt" fo:font-style="normal" fo:font-weight="bold" officeooo:rsid="00ac1419" style:font-style-asian="normal" style:font-weight-asian="bold" style:font-style-complex="normal" style:font-weight-complex="bold"/>
    </style:style>
    <style:style style:name="T44" style:family="text">
      <style:text-properties style:font-name="Calibri" fo:font-size="12pt" fo:font-style="normal" fo:font-weight="bold" officeooo:rsid="00bb89b2" style:font-style-asian="normal" style:font-weight-asian="bold" style:font-style-complex="normal" style:font-weight-complex="bold"/>
    </style:style>
    <style:style style:name="T45" style:family="text">
      <style:text-properties style:font-name="Calibri" fo:font-size="12pt" fo:font-style="normal" style:font-style-asian="normal" style:font-style-complex="normal"/>
    </style:style>
    <style:style style:name="T46" style:family="text">
      <style:text-properties style:font-name="Calibri" fo:font-size="12pt" officeooo:rsid="00a7693f"/>
    </style:style>
    <style:style style:name="T47" style:family="text">
      <style:text-properties style:font-name="Calibri" fo:font-size="12pt" officeooo:rsid="00bf0fd3"/>
    </style:style>
    <style:style style:name="T48" style:family="text">
      <style:text-properties style:font-name="Calibri" fo:font-size="12pt" officeooo:rsid="00c77545"/>
    </style:style>
    <style:style style:name="T49" style:family="text">
      <style:text-properties style:font-name="Calibri" fo:font-size="12pt" officeooo:rsid="00c96a2d"/>
    </style:style>
    <style:style style:name="T50" style:family="text">
      <style:text-properties style:font-name="Calibri" fo:font-size="12pt" officeooo:rsid="008ff857"/>
    </style:style>
    <style:style style:name="T51" style:family="text">
      <style:text-properties officeooo:rsid="008cd80a"/>
    </style:style>
    <style:style style:name="T52" style:family="text">
      <style:text-properties officeooo:rsid="008ff857"/>
    </style:style>
    <style:style style:name="T53" style:family="text">
      <style:text-properties officeooo:rsid="009723ff"/>
    </style:style>
    <style:style style:name="T54" style:family="text">
      <style:text-properties officeooo:rsid="009c2013"/>
    </style:style>
    <style:style style:name="T55" style:family="text">
      <style:text-properties officeooo:rsid="009d1d76"/>
    </style:style>
    <style:style style:name="T56" style:family="text">
      <style:text-properties style:text-underline-style="solid" style:text-underline-width="auto" style:text-underline-color="font-color" fo:font-weight="bold" style:font-weight-asian="bold" style:font-weight-complex="bold"/>
    </style:style>
    <style:style style:name="T57" style:family="text">
      <style:text-properties style:text-underline-style="none" fo:font-weight="bold" style:font-weight-asian="bold" style:font-weight-complex="bold"/>
    </style:style>
    <style:style style:name="T58" style:family="text">
      <style:text-properties style:text-underline-style="none" fo:font-weight="normal" style:font-weight-asian="normal" style:font-weight-complex="normal"/>
    </style:style>
    <style:style style:name="T59" style:family="text">
      <style:text-properties style:text-underline-style="none" fo:font-weight="normal" officeooo:rsid="00aea411" style:font-weight-asian="normal" style:font-weight-complex="normal"/>
    </style:style>
    <style:style style:name="T60" style:family="text">
      <style:text-properties style:text-underline-style="none" fo:font-weight="normal" officeooo:rsid="00b058bd" style:font-weight-asian="normal" style:font-weight-complex="normal"/>
    </style:style>
    <style:style style:name="T61" style:family="text">
      <style:text-properties fo:font-style="italic" style:text-underline-style="none" fo:font-weight="bold" style:font-style-asian="italic" style:font-weight-asian="bold" style:font-style-complex="italic" style:font-weight-complex="bold"/>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9e2096" style:font-style-asian="italic" style:font-weight-asian="bold" style:font-style-complex="italic" style:font-weight-complex="bold"/>
    </style:style>
    <style:style style:name="T64" style:family="text">
      <style:text-properties fo:font-style="italic" fo:font-weight="bold" officeooo:rsid="00a3fd2d" style:font-style-asian="italic" style:font-weight-asian="bold" style:font-style-complex="italic" style:font-weight-complex="bold"/>
    </style:style>
    <style:style style:name="T65" style:family="text">
      <style:text-properties fo:font-style="italic" fo:font-weight="bold" officeooo:rsid="00a4c87a" style:font-style-asian="italic" style:font-weight-asian="bold" style:font-style-complex="italic" style:font-weight-complex="bold"/>
    </style:style>
    <style:style style:name="T66" style:family="text">
      <style:text-properties fo:font-style="italic" fo:font-weight="bold" officeooo:rsid="00ad7dec" style:font-style-asian="italic" style:font-weight-asian="bold" style:font-style-complex="italic" style:font-weight-complex="bold"/>
    </style:style>
    <style:style style:name="T67" style:family="text">
      <style:text-properties fo:font-style="italic" fo:font-weight="bold" officeooo:rsid="00b4ae48" style:font-style-asian="italic" style:font-weight-asian="bold" style:font-style-complex="italic" style:font-weight-complex="bold"/>
    </style:style>
    <style:style style:name="T68" style:family="text">
      <style:text-properties fo:font-weight="normal" style:font-weight-asian="normal" style:font-weight-complex="normal"/>
    </style:style>
    <style:style style:name="T69" style:family="text">
      <style:text-properties fo:font-weight="normal" officeooo:rsid="00bb89b2" style:font-weight-asian="normal" style:font-weight-complex="normal"/>
    </style:style>
    <style:style style:name="T70" style:family="text">
      <style:text-properties officeooo:rsid="009e2096"/>
    </style:style>
    <style:style style:name="T71" style:family="text">
      <style:text-properties fo:font-style="normal" fo:font-weight="normal" style:font-style-asian="normal" style:font-weight-asian="normal" style:font-style-complex="normal" style:font-weight-complex="normal"/>
    </style:style>
    <style:style style:name="T72" style:family="text">
      <style:text-properties fo:font-style="normal" fo:font-weight="normal" officeooo:rsid="009e2096" style:font-style-asian="normal" style:font-weight-asian="normal" style:font-style-complex="normal" style:font-weight-complex="normal"/>
    </style:style>
    <style:style style:name="T73" style:family="text">
      <style:text-properties fo:font-style="normal" fo:font-weight="bold" officeooo:rsid="00ac1419" style:font-style-asian="normal" style:font-weight-asian="bold" style:font-style-complex="normal" style:font-weight-complex="bold"/>
    </style:style>
    <style:style style:name="T74" style:family="text">
      <style:text-properties fo:font-style="normal" fo:font-weight="bold" officeooo:rsid="009e2096" style:font-style-asian="normal" style:font-weight-asian="bold" style:font-style-complex="normal" style:font-weight-complex="bold"/>
    </style:style>
    <style:style style:name="T75" style:family="text">
      <style:text-properties officeooo:rsid="009e9ba1"/>
    </style:style>
    <style:style style:name="T76" style:family="text">
      <style:text-properties officeooo:rsid="00a3fd2d"/>
    </style:style>
    <style:style style:name="T77" style:family="text">
      <style:text-properties officeooo:rsid="00a47e9b"/>
    </style:style>
    <style:style style:name="T78" style:family="text">
      <style:text-properties officeooo:rsid="00a4c87a"/>
    </style:style>
    <style:style style:name="T79" style:family="text">
      <style:text-properties officeooo:rsid="00a8e026"/>
    </style:style>
    <style:style style:name="T80" style:family="text">
      <style:text-properties officeooo:rsid="00aa0b2c"/>
    </style:style>
    <style:style style:name="T81" style:family="text">
      <style:text-properties officeooo:rsid="00ac1419"/>
    </style:style>
    <style:style style:name="T82" style:family="text">
      <style:text-properties officeooo:rsid="00ad7dec"/>
    </style:style>
    <style:style style:name="T83" style:family="text">
      <style:text-properties officeooo:rsid="00aea411"/>
    </style:style>
    <style:style style:name="T84" style:family="text">
      <style:text-properties officeooo:rsid="00b058bd"/>
    </style:style>
    <style:style style:name="T85" style:family="text">
      <style:text-properties officeooo:rsid="00b14b7e"/>
    </style:style>
    <style:style style:name="T86" style:family="text">
      <style:text-properties officeooo:rsid="00b4ae48"/>
    </style:style>
    <style:style style:name="T87" style:family="text">
      <style:text-properties officeooo:rsid="00b9e628"/>
    </style:style>
    <style:style style:name="T88" style:family="text">
      <style:text-properties officeooo:rsid="00bc062f"/>
    </style:style>
    <style:style style:name="T89" style:family="text">
      <style:text-properties officeooo:rsid="00bf0fd3"/>
    </style:style>
    <style:style style:name="T90" style:family="text">
      <style:text-properties officeooo:rsid="00c3c9f0"/>
    </style:style>
    <style:style style:name="T91" style:family="text">
      <style:text-properties officeooo:rsid="00cc7a88"/>
    </style:style>
    <style:style style:name="T92" style:family="text">
      <style:text-properties officeooo:rsid="00ce240e"/>
    </style:style>
    <style:style style:name="T93" style:family="text">
      <style:text-properties officeooo:rsid="00cfe200"/>
    </style:style>
    <style:style style:name="fr1"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2"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De Javascript clásico a Javascript moderno" text:name="Tema"/>
        <text:user-field-decl office:value-type="string" office:string-value="Desarrollo web en entorno cliente" text:name="Modulo"/>
        <text:user-field-decl office:value-type="string" office:string-value="6" text:name="NumeroTema"/>
      </text:user-field-decls>
      <draw:frame draw:style-name="fr1" draw:name="Marco1" text:anchor-type="page" text:anchor-page-number="1" svg:x="1.984cm" svg:y="14.958cm" svg:width="17.009cm" draw:z-index="1">
        <draw:text-box fo:min-height="2.224cm">
          <text:p text:style-name="P6"/>
          <text:p text:style-name="P7">Talleres de informática </text:p>
          <text:p text:style-name="P6"><text:a xlink:type="simple" xlink:href="https://t.me/TalleresInformatica" text:style-name="Internet_20_link" text:visited-style-name="Visited_20_Internet_20_Link">https://t.me/TalleresInformatica</text:a></text:p>
          <text:p text:style-name="P6"/>
        </draw:text-box>
      </draw:frame>
      <text:p text:style-name="P66"/>
      <text:p text:style-name="Standard"/>
      <text:p text:style-name="Standard"/>
      <text:p text:style-name="Standard"><draw:frame draw:style-name="fr3" draw:name="gráficos1" text:anchor-type="paragraph" svg:width="9.53cm" svg:height="5.23cm" draw:z-index="0"><draw:image xlink:href="Pictures/10000000000001C2000000F70608AC344966213C.jpg" xlink:type="simple" xlink:show="embed" xlink:actuate="onLoad" loext:mime-type="image/jpeg"/></draw:frame></text:p>
      <text:p text:style-name="Standard"/>
      <text:p text:style-name="Standard"/>
      <text:p text:style-name="P8"><text:bookmark text:name="docs-internal-guid-e8f5d430-faba-53b2-6d04-e9273ed17255"/></text:p>
      <text:p text:style-name="Standard"/>
      <text:p text:style-name="Standard"/>
      <text:p text:style-name="Standard"/>
      <text:p text:style-name="P9"><text:span text:style-name="T5">“</text:span><text:span text:style-name="T4"><text:user-field-get text:name="Tema">De Javascript clásico a Javascript moderno</text:user-field-get></text:span><text:span text:style-name="T4">”</text:span></text:p>
      <text:p text:style-name="P4"/>
      <text:p text:style-name="Standard"/>
      <text:p text:style-name="Standard"/>
      <text:p text:style-name="Standard"/>
      <text:p text:style-name="Standard"/>
      <text:p text:style-name="Standard"/>
      <text:p text:style-name="Standard"/>
      <text:p text:style-name="Standard"/>
      <text:p text:style-name="Standard"/>
      <text:p text:style-name="P59">Sergio García</text:p>
      <text:p text:style-name="P58"><text:span text:style-name="T14"><text:s/></text:span><text:span text:style-name="T15">4 de mayo de </text:span><text:span text:style-name="T16">20</text:span><text:span text:style-name="T17">20</text:span></text:p>
      <text:p text:style-name="P60"><text:tab/><text:tab/><text:tab/><text:tab/><text:tab/><text:tab/><text:tab/><text:tab/><text:tab/><text:tab/>Versión:<text:date style:data-style-name="N104" text:date-value="2020-05-05T11:49:26.041999775">200505</text:date>.<text:time style:data-style-name="N105" text:time-value="2020-05-05T11:49:26.041999775">1148</text:time></text:p>
      <text:p text:style-name="P5"/>
      <text:p text:style-name="P5"/>
      <text:p text:style-name="P5"/>
      <text:p text:style-name="Standard"/>
      <text:p text:style-name="Standard"/>
      <text:p text:style-name="Standard"/>
      <text:p text:style-name="Standard"/>
      <text:p text:style-name="Standard"/>
      <text:p text:style-name="Standard"/>
      <text:p text:style-name="P11"><text:soft-page-break/>Licencia</text:p>
      <text:p text:style-name="Standard"/>
      <text:p text:style-name="P57"><draw:frame draw:style-name="fr2" draw:name="gráficos3" text:anchor-type="paragraph" svg:x="0.741cm" svg:y="0cm" svg:width="2cm" svg:height="0.7cm" draw:z-index="2"><draw:image xlink:href="Pictures/100000000000007600000029FFE029CE0909E684.png" xlink:type="simple" xlink:show="embed" xlink:actuate="onLoad" loext:mime-type="image/png"/></draw:frame><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10"/>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3">1. Introducción<text:tab/>3</text:p>
          <text:p text:style-name="P63">2. Parte 1: Aplicación sencilla usando Firebase y Firestore<text:tab/>3</text:p>
          <text:p text:style-name="P64"><text:s/>2.1 <text:s/>¿Que son Firebase y Firestore?<text:tab/>3</text:p>
          <text:p text:style-name="P64"><text:s/>2.2 <text:s/>Como empezar<text:tab/>3</text:p>
          <text:p text:style-name="P64"><text:s/>2.3 <text:s/>Enlaces a visitar para saber más de Firebase y Firestore<text:tab/>4</text:p>
          <text:p text:style-name="P64"><text:s/>2.4 <text:s/>Ejemplo utilizado en el taller<text:tab/>4</text:p>
          <text:p text:style-name="P63">3. Parte 2 – Pasando de Javascript clásico a moderno a través de ejemplos<text:tab/>5</text:p>
          <text:p text:style-name="P64"><text:s/>3.1 <text:s/>Chat simple – Versión 0 (Todo junto!)<text:tab/>5</text:p>
          <text:p text:style-name="P64"><text:s/>3.2 <text:s/>Chat simple – Versión 1 (Separamos un poco con &lt;script src&gt;)<text:tab/>5</text:p>
          <text:p text:style-name="P64"><text:s/>3.3 <text:s/>Chat simple – Versión 2 (Comienza la revolución: empezamos con Webpack)<text:tab/>5</text:p>
          <text:p text:style-name="P64"><text:s/>3.4 <text:s/>Chat simple – Versión 3 (Webpack se alía con Webpack-dev-server)<text:tab/>7</text:p>
          <text:p text:style-name="P65"><text:s/>3.4.1 <text:s/>Webpack en modo “watch”<text:tab/>7</text:p>
          <text:p text:style-name="P65"><text:s/>3.4.2 <text:s/>Copy-webpack-plugin<text:tab/>7</text:p>
          <text:p text:style-name="P65"><text:s/>3.4.3 <text:s/>devtool:source-maps<text:tab/>8</text:p>
          <text:p text:style-name="P65"><text:s/>3.4.4 <text:s/>Webpack-dev-server<text:tab/>8</text:p>
          <text:p text:style-name="P65"><text:s/>3.4.5 <text:s/>Incluyendo al proyecto para producción las biliotecas de Firebase<text:tab/>9</text:p>
          <text:p text:style-name="P64"><text:s/>3.5 <text:s/>Ejemplo 4 – Babel como transpilador<text:tab/>10</text:p>
          <text:p text:style-name="P64"><text:s/>3.6 <text:s/>Ejemplo 5 – ESLint como linter<text:tab/>11</text:p>
          <text:p text:style-name="P63">4. ¿Debo repetir esta configuración para cada proyecto?<text:tab/>12</text:p>
          <text:p text:style-name="P63">5. Entornos web para trabajaremos<text:tab/>12</text:p>
          <text:p text:style-name="P63">6. Tecnologías modernas<text:tab/>12</text:p>
        </text:index-body>
      </text:table-of-content>
      <text:p text:style-name="Standard"/>
      <text:p text:style-name="Standard"/>
      <text:p text:style-name="Titulo"/>
      <text:p text:style-name="P2"><text:span text:style-name="T6">TALLER “</text:span><text:user-field-get text:name="Tema">De Javascript clásico a Javascript moderno</text:user-field-get>”</text:p>
      <text:h text:style-name="P71" text:outline-level="1"><text:bookmark-start text:name="__RefHeading___Toc1667_1226975039"/>Introducción<text:bookmark-end text:name="__RefHeading___Toc1667_1226975039"/></text:h>
      <text:p text:style-name="P18">Taller en el que de la mano de un sencillo Chat aprovechando Firebase y Firestore, aprenderemos como pasar del Javascript clásico al Javascript Moderno.</text:p>
      <text:p text:style-name="P20">Todo el material del taller está disponible en <text:a xlink:type="simple" xlink:href="https://github.com/sergarb1/TallerJavascriptModerno" text:style-name="Internet_20_link" text:visited-style-name="Visited_20_Internet_20_Link">https://github.com/sergarb1/TallerJavascriptModerno</text:a> </text:p>
      <text:p text:style-name="P17">Para realizar el taller necesitamos <text:s/>NodeJS <text:a xlink:type="simple" xlink:href="https://nodejs.org/es/" text:style-name="Internet_20_link" text:visited-style-name="Visited_20_Internet_20_Link">https://nodejs.org/es/</text:a>.</text:p>
      <text:p text:style-name="P17">Asimismo, para algunas funciones utilizaremos Firefox Developer Edition. <text:span text:style-name="T88">Lo podéis descargar en </text:span><text:s text:c="2"/><text:a xlink:type="simple" xlink:href="https://www.mozilla.org/es-ES/firefox/developer/" text:style-name="Internet_20_link" text:visited-style-name="Visited_20_Internet_20_Link">https://www.mozilla.org/es-ES/firefox/developer/</text:a> </text:p>
      <text:p text:style-name="P17"><text:span text:style-name="T88">También</text:span> puede usarse Google Chrome y DevTools.</text:p>
      <text:p text:style-name="P19">Como editor recomendamos Visual Studio Code <text:a xlink:type="simple" xlink:href="https://code.visualstudio.com/" text:style-name="Internet_20_link" text:visited-style-name="Visited_20_Internet_20_Link">https://code.visualstudio.com/</text:a> </text:p>
      <text:h text:style-name="P72" text:outline-level="1"><text:bookmark-start text:name="__RefHeading___Toc999_2566480713"/>Parte 1: Aplicación sencilla usando Firebase y <text:span text:style-name="T93">F</text:span>irestore<text:bookmark-end text:name="__RefHeading___Toc999_2566480713"/></text:h>
      <text:h text:style-name="P75" text:outline-level="2"><text:bookmark-start text:name="__RefHeading___Toc1001_2566480713"/>¿Que son Firebase y Firestore?<text:bookmark-end text:name="__RefHeading___Toc1001_2566480713"/></text:h>
      <text:p text:style-name="P12"><text:span text:style-name="T9">Firebase</text:span><text:span text:style-name="T22"> </text:span><text:a xlink:type="simple" xlink:href="https://firebase.google.com/" text:style-name="Internet_20_link" text:visited-style-name="Visited_20_Internet_20_Link"><text:span text:style-name="T22">https://firebase.google.com/</text:span></text:a><text:span text:style-name="T22"> es un servicio que nos permite alojar y desplegar aplicaciones y todo lo necesario para que se ejecuten en la nube. Entre otras opciones, nos permite </text:span><text:span text:style-name="T24">una base de datos textual en tiempo real y sin necesidad de interacción en servidor usando </text:span><text:span text:style-name="T26">Firestore</text:span><text:span text:style-name="T24">. Esta base de datos tiene como particularidad que no solo nos permitirá almacenar información sino que nos avisará cuando se modifique para poder actualizar los datos en tiempo real sin tener que lanzar consultas explicitas a un servidor.</text:span></text:p>
      <text:h text:style-name="P75" text:outline-level="2"><text:bookmark-start text:name="__RefHeading___Toc1003_2566480713"/>Como empezar<text:bookmark-end text:name="__RefHeading___Toc1003_2566480713"/></text:h>
      <text:p text:style-name="P13">Para empezar, debemos crear un proyecto en <text:span text:style-name="T8">Firebase</text:span> y guardar sus credenciales. Con ese proyecto creado, podemos acceder a su base de datos <text:span text:style-name="T8">Firestore</text:span>.</text:p>
      <text:p text:style-name="P13"><text:span text:style-name="T51">P</text:span>ara hacer pruebas como en este pequeño ejemplo debemos modificar las reglas de autorización de <text:span text:style-name="T8">Firestore</text:span>, para que cualquiera pueda escribir. Esto es así porque es un ejemplo y estamos entrenando, en producción deberíamos limitar el acceso ya que sino cualquiera podría acceder y modificar nuestra base de datos.</text:p>
      <text:p text:style-name="P14">Las reglas que permite acceso completo a todo el mundo son:</text:p>
      <text:p text:style-name="Código">service cloud.firestore {</text:p>
      <text:p text:style-name="Código"><text:tab/>match /databases/{database}/documents {</text:p>
      <text:p text:style-name="Código"><text:tab/><text:tab/>match /{document=**} {</text:p>
      <text:p text:style-name="Código"><text:tab/><text:tab/><text:tab/>allow read, write: if true;</text:p>
      <text:p text:style-name="Código"><text:tab/><text:tab/>}</text:p>
      <text:p text:style-name="Código"><text:tab/>}</text:p>
      <text:p text:style-name="Código">}</text:p>
      <text:h text:style-name="P76" text:outline-level="2"><text:bookmark-start text:name="__RefHeading___Toc1007_2566480713"/><text:soft-page-break/>Enlaces a visitar para saber más de Firebase y Firestore<text:bookmark-end text:name="__RefHeading___Toc1007_2566480713"/></text:h>
      <text:p text:style-name="P30">Aquí algunos enlaces interesantes para quienes desconozcáis Firebase y Firestore.</text:p>
      <text:list xml:id="list4099515324" text:style-name="L1">
        <text:list-item>
          <text:p text:style-name="P87">Primeros pasos con Firebase: <text:a xlink:type="simple" xlink:href="https://firebase.google.com/docs/functions/get-started?hl=es" text:style-name="Internet_20_link" text:visited-style-name="Visited_20_Internet_20_Link">https://firebase.google.com/docs/functions/get-started?hl=es</text:a></text:p>
        </text:list-item>
        <text:list-item>
          <text:p text:style-name="P87">Primeros pasos con Firestore: <text:a xlink:type="simple" xlink:href="https://firebase.google.com/docs/firestore/quickstart?hl=es-419" text:style-name="Internet_20_link" text:visited-style-name="Visited_20_Internet_20_Link">https://firebase.google.com/docs/firestore/quickstart?hl=es-419</text:a></text:p>
        </text:list-item>
        <text:list-item>
          <text:p text:style-name="P87">Modelo de datos con Firestore <text:a xlink:type="simple" xlink:href="https://firebase.google.com/docs/firestore/data-model?hl=es-419#documents" text:style-name="Internet_20_link" text:visited-style-name="Visited_20_Internet_20_Link">https://firebase.google.com/docs/firestore/data-model?hl=es-419#documents</text:a></text:p>
        </text:list-item>
        <text:list-item>
          <text:p text:style-name="P87">Obtener datos con Firestore <text:a xlink:type="simple" xlink:href="https://firebase.google.com/docs/firestore/query-data/get-data?hl=es" text:style-name="Internet_20_link" text:visited-style-name="Visited_20_Internet_20_Link">https://firebase.google.com/docs/firestore/query-data/get-data?hl=es</text:a></text:p>
        </text:list-item>
        <text:list-item>
          <text:p text:style-name="P87">Obtener actualizaciones en tiempo real con Firestore <text:a xlink:type="simple" xlink:href="https://firebase.google.com/docs/firestore/query-data/listen?hl=es-419" text:style-name="Internet_20_link" text:visited-style-name="Visited_20_Internet_20_Link">https://firebase.google.com/docs/firestore/query-data/listen?hl=es-419</text:a></text:p>
        </text:list-item>
      </text:list>
      <text:h text:style-name="P78" text:outline-level="2"><text:bookmark-start text:name="__RefHeading___Toc1567_3265456359"/><text:span text:style-name="T52">Ejemplo </text:span><text:span text:style-name="T18">utilizado en el taller</text:span><text:bookmark-end text:name="__RefHeading___Toc1567_3265456359"/></text:h>
      <text:p text:style-name="P31"><text:span text:style-name="T24">E</text:span><text:span text:style-name="T28">n la parte 2 de este taller trabajaremos con un ejemplo de Chat en tiempo real hecho con estas tecnologías. En el repositorio del taller se incluye código comentado: </text:span></text:p>
      <text:p text:style-name="P31"><text:a xlink:type="simple" xlink:href="https://github.com/sergarb1/TallerJavascriptModerno" text:style-name="Internet_20_link" text:visited-style-name="Visited_20_Internet_20_Link"><text:span text:style-name="T28">https://github.com/sergarb1/TallerJavascriptModerno</text:span></text:a></text:p>
      <text:p text:style-name="P31"><text:span text:style-name="T28">D</text:span><text:span text:style-name="T50">icho ejemplo consiste en una aplicación de Javascript que hacer lo siguiente:</text:span></text:p>
      <text:list xml:id="list717884853" text:style-name="L2">
        <text:list-item>
          <text:p text:style-name="P88">Incluye las bibliotecas para trabajar con Firebase y Firestore.</text:p>
        </text:list-item>
        <text:list-item>
          <text:p text:style-name="P88">Se conecta mediante credenciales a Firebase y Firestore.</text:p>
        </text:list-item>
      </text:list>
      <text:list xml:id="list1096000263" text:style-name="L3">
        <text:list-item>
          <text:list>
            <text:list-item>
              <text:p text:style-name="P96"><text:span text:style-name="T25">IMPORTANTE</text:span><text:span text:style-name="T23">: en los ejemplos las credenciales se proporcionan vacías, deben rellenarse con lo que proceda.</text:span></text:p>
            </text:list-item>
          </text:list>
        </text:list-item>
      </text:list>
      <text:list xml:id="list114926531465676" text:continue-list="list717884853" text:style-name="L2">
        <text:list-item>
          <text:p text:style-name="P97"><text:span text:style-name="T23">Al cargarse el DOM, obtiene el estado del </text:span><text:span text:style-name="T29">c</text:span><text:span text:style-name="T23">hat en Firestore </text:span><text:span text:style-name="T29">y lo carga en un DIV.</text:span></text:p>
        </text:list-item>
        <text:list-item>
          <text:p text:style-name="P89">Hay un formulario donde se puede enviar chats, que se traducen en nuevas entradas en Firestore.</text:p>
        </text:list-item>
        <text:list-item>
          <text:p text:style-name="P89">Cada vez que se añada una entrada en Firestore al chat desde cualquier fuente, Firestore avisa a todos los clientes y estos lo añade en la parte superior del div del chat.</text:p>
        </text:list-item>
      </text:list>
      <text:p text:style-name="P15">Por seguridad y para evitar ataques XSS, todo lo enviado y mostrado en el chat se le aplica un filtro para evitar código HTML y Javascript malicioso.</text:p>
      <text:p text:style-name="P32"><text:span text:style-name="T23">Mientras dure el taller la aplicación del chat estará disponible </text:span><text:span text:style-name="T49">para ser probada</text:span><text:span text:style-name="T23"> en </text:span><text:a xlink:type="simple" xlink:href="https://apuntesfpinformatica.es/talleres/chat/" text:style-name="Internet_20_link" text:visited-style-name="Visited_20_Internet_20_Link"><text:span text:style-name="T23">http</text:span></text:a><text:a xlink:type="simple" xlink:href="https://apuntesfpinformatica.es/talleres/chat/" text:style-name="Internet_20_link" text:visited-style-name="Visited_20_Internet_20_Link"><text:span text:style-name="T48">s</text:span></text:a><text:a xlink:type="simple" xlink:href="https://apuntesfpinformatica.es/talleres/chat/" text:style-name="Internet_20_link" text:visited-style-name="Visited_20_Internet_20_Link"><text:span text:style-name="T23">://apuntesfpinformatica.es/talleres/chat/</text:span></text:a><text:span text:style-name="T23"> </text:span></text:p>
      <text:p text:style-name="P16"/>
      <text:p text:style-name="P16"/>
      <text:h text:style-name="P73" text:outline-level="1"><text:bookmark-start text:name="__RefHeading___Toc1905_1568655339"/><text:soft-page-break/>Parte 2 – <text:span text:style-name="T53">Pasando de </text:span><text:span text:style-name="T93">J</text:span><text:span text:style-name="T53">avascript cl</text:span><text:span text:style-name="T92">á</text:span><text:span text:style-name="T53">sico a moderno a través de ejemplos</text:span><text:bookmark-end text:name="__RefHeading___Toc1905_1568655339"/></text:h>
      <text:h text:style-name="P77" text:outline-level="2"><text:bookmark-start text:name="__RefHeading___Toc1009_2566480713"/>Chat simple – <text:span text:style-name="T54">Versión</text:span> <text:span text:style-name="T54">0</text:span> (Todo junto!)<text:bookmark-end text:name="__RefHeading___Toc1009_2566480713"/></text:h>
      <text:p text:style-name="P21">Esta es la versión inicial de nuestro Chat simple. Consiste en un <text:span text:style-name="T8">“index.html”</text:span> donde tenemos todo el Javascript dentro de una etiqueta &lt;script&gt; y como externo únicamente un fichero <text:span text:style-name="T8">“styles.css”</text:span> donde guardamos la hoja de estilo CSS.</text:p>
      <text:p text:style-name="P22">Las bibliotecas externas se incluyen mediante &lt;script src&gt;</text:p>
      <text:p text:style-name="P21">Como funciones destacadas:</text:p>
      <text:list xml:id="list1979698556" text:style-name="L4">
        <text:list-item>
          <text:p text:style-name="P90"><text:span text:style-name="T8">escapeHTML</text:span>: función auxiliar que recibe un texto y lo devuelve “escapando” el HTML para evitar ataques de XSS. Es llamada tanto al enviar datos como la mostrarlos.</text:p>
        </text:list-item>
        <text:list-item>
          <text:p text:style-name="P90"><text:span text:style-name="T8">inicio</text:span>: función llamada al cargarse el body para asegurarnos el DOM este cargado. Esta se encarga de inicializar el div del chat. Asimismo, <text:span text:style-name="T55">también</text:span> mete un manejador, para que cuando Firestore le avise de un cambio en la base de datos, el actualice el chat.</text:p>
        </text:list-item>
        <text:list-item>
          <text:p text:style-name="P90"><text:span text:style-name="T8">enviarMensaje</text:span>: función encargada de enviar una nueva entrada a nuestra bases de datos en Firestore. Esta asociada al click en el botón “Enviar”.</text:p>
        </text:list-item>
      </text:list>
      <text:h text:style-name="P79" text:outline-level="2"><text:bookmark-start text:name="__RefHeading___Toc1011_2566480713"/><text:span text:style-name="T19">Chat simple – </text:span><text:span text:style-name="T20">Versión</text:span><text:span text:style-name="T19"> 1 (</text:span><text:span text:style-name="T20">Separamos un poco con &lt;script src&gt;</text:span><text:span text:style-name="T19">)</text:span><text:bookmark-end text:name="__RefHeading___Toc1011_2566480713"/></text:h>
      <text:p text:style-name="P33">Similar al primero, solo que separamos utilizando &lt;script src&gt; y dividimos la funcionalidad en dos ficheros, uno donde están tanto “inicio” como “escapeHTML· y otra donde esta “enviarMensaje”. Asimismo del código HTML se han eliminado los manejadores de eventos y se han introducido dentro del código Javascript.</text:p>
      <text:h text:style-name="P79" text:outline-level="2"><text:bookmark-start text:name="__RefHeading___Toc2066_4270084295"/><text:span text:style-name="T19">Chat simple – </text:span><text:span text:style-name="T20">Versión</text:span><text:span text:style-name="T19"> </text:span><text:span text:style-name="T20">2</text:span><text:span text:style-name="T19"> (</text:span><text:span text:style-name="T20">Comienza la revolución: empezamos con Webpack</text:span><text:span text:style-name="T19">)</text:span><text:bookmark-end text:name="__RefHeading___Toc2066_4270084295"/></text:h>
      <text:p text:style-name="P23">Comenzamos a usar NodeJS, su gestor de paquetes NPM y según vuestra configuración o sistema operativo NPX para la ejecución de paquetes.</text:p>
      <text:p text:style-name="P23">Pasos para empezar:</text:p>
      <text:list xml:id="list3836872874" text:style-name="L5">
        <text:list-item>
          <text:p text:style-name="P91">Creamos un directorio para nuestro proyecto</text:p>
        </text:list-item>
        <text:list-item>
          <text:p text:style-name="P91">Usando en el directorio del proyecto <text:span text:style-name="T61">“npm init” </text:span>(nos pide información) o <text:span text:style-name="T62">“npm init -y”</text:span> (usa información por defecto) <text:s/>inicializa el directorio como proyecto Node con el fichero de configuración <text:span text:style-name="T8">“package.json”</text:span></text:p>
        </text:list-item>
      </text:list>
      <text:list xml:id="list4145413855" text:style-name="L6">
        <text:list-item>
          <text:list>
            <text:list-item>
              <text:p text:style-name="P92"><text:span text:style-name="T68">Para saber más de </text:span><text:span text:style-name="T8">”package.json”</text:span><text:span text:style-name="T68"> puedes visitar </text:span><text:a xlink:type="simple" xlink:href="https://medium.com/noders/tú-yo-y-package-json-9553929fb2e3" text:style-name="Internet_20_link" text:visited-style-name="Visited_20_Internet_20_Link"><text:span text:style-name="T68">https://medium.com/noders/t%C3%BA-yo-y-package-json-9553929fb2e3</text:span></text:a></text:p>
            </text:list-item>
            <text:list-item>
              <text:p text:style-name="P93"><text:span text:style-name="T68">Si tenemos un <text:s/>directorio con </text:span><text:span text:style-name="T8">“package.json”</text:span><text:span text:style-name="T68"> y ejecutamos </text:span><text:span text:style-name="T61">“npm install”</text:span><text:span text:style-name="T68">, NPM descargará automáticamente todas las dependencias de nuestro proyecto.</text:span></text:p>
            </text:list-item>
          </text:list>
        </text:list-item>
      </text:list>
      <text:p text:style-name="P28"/>
      <text:p text:style-name="P28"/>
      <text:p text:style-name="P28"/>
      <text:list xml:id="list114926337274724" text:continue-list="list3836872874" text:style-name="L5">
        <text:list-item>
          <text:p text:style-name="P91"><text:soft-page-break/><text:span text:style-name="T70">Con </text:span><text:span text:style-name="T63">“</text:span><text:span text:style-name="T62">npm install webpack webpack-cli –save-dev”</text:span><text:span text:style-name="T71"> </text:span><text:span text:style-name="T72">instalamos los paquetes webpack y webpack-cli como paquetes utilizados por nuestro proyecto cuando estemos en desarrollo y no en producción (por eso</text:span><text:span text:style-name="T74"> –save-dev</text:span><text:span text:style-name="T72"> y no </text:span><text:span text:style-name="T74">–save </text:span><text:span text:style-name="T72">a secas).</text:span></text:p>
        </text:list-item>
      </text:list>
      <text:list xml:id="list1699567960" text:style-name="L7">
        <text:list-item>
          <text:list>
            <text:list-item>
              <text:p text:style-name="P94"><text:span text:style-name="T72">R</text:span><text:span text:style-name="T71">ecordamos que las siglas CLI suelen indicar que es “Comand Line Interface”. En este caso webpack-cli nos ayuda a realizar ciertas operaciones con Webpack.</text:span></text:p>
            </text:list-item>
          </text:list>
        </text:list-item>
      </text:list>
      <text:p text:style-name="P34">Webpack es una herramienta que nos permite muchas opciones. En esta parte del taller, simplemente la utilizaremos para que automáticamente analice nuestros ficheros “.js” y genere un único fichero “.js” para su distribución.</text:p>
      <text:p text:style-name="P34">Si queréis saber más sobre Webpack <text:a xlink:type="simple" xlink:href="https://webpack.js.org/guides/getting-started/" text:style-name="Internet_20_link" text:visited-style-name="Visited_20_Internet_20_Link">https://webpack.js.org/guides/getting-started/</text:a></text:p>
      <text:p text:style-name="P34">Aunque Webpack puede usarse vía consola, es más útil disponer de un fichero de configuración, este suele llamarse por defecto <text:span text:style-name="T8">“webpack.config.json” </text:span>aunque puede tener otros nombres sobretodo para tener distintas opciones de configuración.</text:p>
      <text:p text:style-name="P34">En el ejemplo nuestro fichero contiene:</text:p>
      <text:p text:style-name="Código">const path = require('path');</text:p>
      <text:p text:style-name="Código">module.exports = {</text:p>
      <text:p text:style-name="Código"><text:s text:c="2"/>entry: './src/main.js',</text:p>
      <text:p text:style-name="Código"><text:s text:c="2"/>output: {</text:p>
      <text:p text:style-name="Código"><text:s text:c="4"/>filename: 'main.js',</text:p>
      <text:p text:style-name="Código"><text:s text:c="4"/>path: path.resolve(__dirname, 'dist'),</text:p>
      <text:p text:style-name="Código"><text:s text:c="2"/>},</text:p>
      <text:p text:style-name="Código">};</text:p>
      <text:p text:style-name="P34">Con esta configuración, Webpack procesa el fichero <text:span text:style-name="T8">“/src/main.js”</text:span> de nuestro proyecto y guarda el nuevo fichero generado con todas las inclusiones como <text:span text:style-name="T8">“/dist/main.js”</text:span>.</text:p>
      <text:p text:style-name="P34">En el directorio <text:span text:style-name="T8">“/dist”</text:span> hemos dejado a mano nuestro HTML y nuestra hoja de estilo CSS.</text:p>
      <text:p text:style-name="P34"><text:span text:style-name="T75">Para conseguir el empaquetado, p</text:span>rocedemos a ejecutar Webpack usando <text:span text:style-name="T62">“npx webpack”</text:span> o <text:span text:style-name="T62">“npx webpack –config webpack.config.json”</text:span><text:span text:style-name="T71">. En ambos casos tomara como fichero de configuración “webpack.config.json.”</text:span></text:p>
      <text:p text:style-name="P49"/>
      <text:p text:style-name="P50">En el código Javascript, usamos <text:span text:style-name="T8">“export”</text:span> para indicar que una función es exportable </text:p>
      <text:p text:style-name="Código"><text:s/>export function escapeHtml(text) {</text:p>
      <text:p text:style-name="Código"><text:s text:c="3"/>return text.replace(/&amp;/g, "&amp;amp;")</text:p>
      <text:p text:style-name="Código"><text:s text:c="5"/>.replace(/&lt;/g, "&amp;lt;")</text:p>
      <text:p text:style-name="Código"><text:s text:c="5"/>.replace(/&gt;/g, "&amp;gt;")</text:p>
      <text:p text:style-name="Código"><text:s text:c="5"/>.replace(/"/g, "&amp;quot;")</text:p>
      <text:p text:style-name="Código"><text:s text:c="5"/>.replace(/'/g, "&amp;#039;");</text:p>
      <text:p text:style-name="Código"><text:s/>}</text:p>
      <text:p text:style-name="P50"/>
      <text:p text:style-name="P50"><text:soft-page-break/>Asimismo usamos import con {} para importar funciones:</text:p>
      <text:p text:style-name="Código">import <text:s/>{ enviarMensaje } from './eventos.js';</text:p>
      <text:p text:style-name="Código">import <text:s/>{ escapeHtml } from './eventos.js';</text:p>
      <text:p text:style-name="P35">Para saber mas sobre export y export default</text:p>
      <text:p text:style-name="P35"><text:s/><text:a xlink:type="simple" xlink:href="https://stackoverflow.com/questions/33611812/export-const-vs-export-default-in-es6" text:style-name="Internet_20_link" text:visited-style-name="Visited_20_Internet_20_Link">https://stackoverflow.com/questions/33611812/export-const-vs-export-default-in-es6</text:a></text:p>
      <text:h text:style-name="P80" text:outline-level="2"><text:bookmark-start text:name="__RefHeading___Toc2068_4270084295"/><text:span text:style-name="T19">Chat simple – </text:span><text:span text:style-name="T20">Versión</text:span><text:span text:style-name="T19"> </text:span><text:span text:style-name="T21">3</text:span><text:span text:style-name="T19"> (</text:span><text:span text:style-name="T20">Webpack </text:span><text:span text:style-name="T21">se alía con Webpack-dev-server</text:span><text:span text:style-name="T19">)</text:span><text:bookmark-end text:name="__RefHeading___Toc2068_4270084295"/></text:h>
      <text:h text:style-name="P84" text:outline-level="3"><text:bookmark-start text:name="__RefHeading___Toc2070_4270084295"/>Webpack en modo “watch”<text:bookmark-end text:name="__RefHeading___Toc2070_4270084295"/></text:h>
      <text:p text:style-name="P36"><text:span text:style-name="T30">En primer lugar, modificando “scripts” dentro del fichero “package.json” podemos poner nombres a scripts y que se ejecuten con </text:span><text:span text:style-name="T32">“npm run nombrescript”</text:span><text:span text:style-name="T30">.</text:span></text:p>
      <text:p text:style-name="P27">Para este ejemplo creamos dos scripts:</text:p>
      <text:p text:style-name="Código">"build": "webpack –progress -p",</text:p>
      <text:p text:style-name="Código">"watch":"webpack –progress --watch"</text:p>
      <text:p text:style-name="P36"><text:span text:style-name="T76">El primero básicamente ejecuta en modo producción Webpack tal como vimos en el primer ejemplo. El segundo, lanzado con </text:span><text:span text:style-name="T64">“npm run watch”</text:span><text:span text:style-name="T76"> ejecuta Webpack en un modo muy interesante: el modo “</text:span><text:span text:style-name="T77">w</text:span><text:span text:style-name="T76">atch”. Este modo básicamente si detecta que un fichero de los </text:span><text:span text:style-name="T30">que procesa</text:span><text:span text:style-name="T76"> Webpack recibe algún cambio, es que debe procesarlo automáticamente. Es decir, si cambiamos alguno de los “.js” de nuestro proyecto, Webpack lo detecta y genera el fichero </text:span><text:span text:style-name="T13">“main.js”</text:span><text:span text:style-name="T76">.</text:span></text:p>
      <text:h text:style-name="P84" text:outline-level="3"><text:bookmark-start text:name="__RefHeading___Toc2072_4270084295"/>Copy-webpack-plugin<text:bookmark-end text:name="__RefHeading___Toc2072_4270084295"/></text:h>
      <text:p text:style-name="P38"><text:span text:style-name="T77">Para que el proyecto tenga una estructura más amigable y que </text:span><text:span text:style-name="T36">los</text:span><text:span text:style-name="T77"> ficheros </text:span><text:span text:style-name="T10">“index.html”</text:span><text:span text:style-name="T77"> y </text:span><text:span text:style-name="T10">“styles.css”</text:span><text:span text:style-name="T77"> </text:span><text:span text:style-name="T78">no tengan que estar copiados directamente a “</text:span><text:span text:style-name="T11">/dist</text:span><text:span text:style-name="T78">”, nos hemos apoyado en el plugin “</text:span><text:span text:style-name="T11">copy-webpack-plugin</text:span><text:span text:style-name="T78">”</text:span><text:span text:style-name="T77"> </text:span><text:span text:style-name="T37">hemos definido la siguiente estructura: </text:span><text:span text:style-name="T27">“src/js”</text:span><text:span text:style-name="T37">, </text:span><text:span text:style-name="T27">“src/html”</text:span><text:span text:style-name="T37"> y </text:span><text:span text:style-name="T27">“src/css”</text:span><text:span text:style-name="T37">. </text:span><text:span text:style-name="T46">Configuraremos</text:span><text:span text:style-name="T37"> el plugin para que se detecten cambios en la carpeta </text:span><text:span text:style-name="T77"><text:s/></text:span><text:span text:style-name="T37">“</text:span><text:span text:style-name="T27">src/html</text:span><text:span text:style-name="T37">” y “</text:span><text:span text:style-name="T27">src/css”</text:span><text:span text:style-name="T37"> (que no son procesadas directamente por Webpack”) y sus contenidos se copien a “</text:span><text:span text:style-name="T27">/dist”</text:span><text:span text:style-name="T37">.</text:span></text:p>
      <text:p text:style-name="P41"><text:span text:style-name="T37">S</text:span><text:span text:style-name="T23">i queréis saber mas de este plugin podéis visitar </text:span><text:a xlink:type="simple" xlink:href="https://webpack.js.org/plugins/copy-webpack-plugin/" text:style-name="Internet_20_link" text:visited-style-name="Visited_20_Internet_20_Link"><text:span text:style-name="T23">https://webpack.js.org/plugins/copy-webpack-plugin/</text:span></text:a></text:p>
      <text:p text:style-name="P38"><text:span text:style-name="T46">Para poner en marcha nuestra configuración daremos los siguientes pasos</text:span><text:span text:style-name="T37">:</text:span></text:p>
      <text:list xml:id="list416955755" text:style-name="L8">
        <text:list-item>
          <text:p text:style-name="P98"><text:span text:style-name="T23">Instalaremos el plugin con </text:span><text:span text:style-name="T31">“</text:span><text:span text:style-name="Source_20_Text"><text:span text:style-name="T31">npm install copy-webpack-plugin –save-dev”</text:span></text:span></text:p>
        </text:list-item>
        <text:list-item>
          <text:p text:style-name="P99"><text:span text:style-name="Source_20_Text"><text:span text:style-name="T39">Añadiremos arriba del todo del </text:span></text:span><text:span text:style-name="Source_20_Text"><text:span text:style-name="T42">“webpack.config.js”</text:span></text:span><text:span text:style-name="Source_20_Text"><text:span text:style-name="T39"> la linea </text:span></text:span><text:span text:style-name="Source_20_Text"><text:span text:style-name="T33">“const CopyPlugin = require('copy-webpack-plugin');”</text:span></text:span></text:p>
        </text:list-item>
      </text:list>
      <text:p text:style-name="P39"><text:span text:style-name="Source_20_Text"><text:span text:style-name="T39"/></text:span></text:p>
      <text:list xml:id="list114926432833081" text:continue-numbering="true" text:style-name="L8">
        <text:list-item>
          <text:p text:style-name="P105"><text:span text:style-name="Source_20_Text"><text:span text:style-name="T39">Añadiremos el siguiente código a </text:span></text:span><text:span text:style-name="Source_20_Text"><text:span text:style-name="T42">“webpack.config.js”</text:span></text:span><text:span text:style-name="Source_20_Text"><text:span text:style-name="T39"> para el copiado automático de los directorios especificados:</text:span></text:span></text:p>
        </text:list-item>
      </text:list>
      <text:p text:style-name="Código"><text:s/>plugins: [ </text:p>
      <text:p text:style-name="Código"><text:s text:c="8"/>new CopyPlugin(</text:p>
      <text:p text:style-name="Código"><text:s text:c="12"/>[</text:p>
      <text:p text:style-name="Código"><text:s text:c="16"/>{ from: 'src/html', to: './', force: true },</text:p>
      <text:p text:style-name="Código"><text:s text:c="16"/>{ from: 'src/css', to: './', force: true },</text:p>
      <text:p text:style-name="Código"><text:s text:c="12"/>]</text:p>
      <text:p text:style-name="Código"><text:s text:c="8"/>),</text:p>
      <text:p text:style-name="Código"><text:s text:c="2"/>]</text:p>
      <text:h text:style-name="P85" text:outline-level="3"><text:bookmark-start text:name="__RefHeading___Toc2074_4270084295"/>devtool:so<text:span text:style-name="T79">urce-maps</text:span><text:bookmark-end text:name="__RefHeading___Toc2074_4270084295"/></text:h>
      <text:p text:style-name="P42">Cuando Webpack nos empaquete varios ficheros, nos genera una batiburrillo de código difícil de depurar. Para facilitar la depuración <text:span text:style-name="T80">existe</text:span> generación de “source-maps” en el código, <text:span text:style-name="T80">que en modo “development” incluyen información para enlazar el código generado con el código original </text:span>.</text:p>
      <text:p text:style-name="P42">Mediante herramientas expertas, como por ejemplo el depurador de “Firefox developers” se puede depurar respecto al código original y no al código empaquetado.</text:p>
      <text:p text:style-name="P43">Para ver las distintas opciones de configuración de “source-maps” <text:a xlink:type="simple" xlink:href="https://webpack.js.org/configuration/devtool/" text:style-name="Internet_20_link" text:visited-style-name="Visited_20_Internet_20_Link">https://webpack.js.org/configuration/devtool/</text:a></text:p>
      <text:p text:style-name="P43">En el ejemplo, mediante “webpack.config.json” nosotros usamos la siguiente configuración:</text:p>
      <text:p text:style-name="Código">devtool: 'eval-source-map',</text:p>
      <text:h text:style-name="P84" text:outline-level="3"><text:bookmark-start text:name="__RefHeading___Toc2076_4270084295"/>Webpack-dev-server<text:bookmark-end text:name="__RefHeading___Toc2076_4270084295"/></text:h>
      <text:p text:style-name="P37"><text:span text:style-name="T77">La característica “watch” es muy útil, pero se hace mucho más útil cuando entra en juego el plugin </text:span><text:span text:style-name="T10">“webpack-dev-server”</text:span><text:span text:style-name="T77">. Este es un plugin configurable que crea un pequeño servidor web donde se cargará la página para facilitarnos su depuración. </text:span></text:p>
      <text:p text:style-name="P37"><text:span text:style-name="T77">En esta sección hablaremos sobre como </text:span><text:span text:style-name="T81">configurarlo</text:span><text:span text:style-name="T77"> para que cuando se haga un cambio no solo nos genere de nuevo los fichero empaquetados, sino para que además de forma automática nos recargue el navegador y veamos necesario.</text:span></text:p>
      <text:p text:style-name="P44">Si queréis saber más sobre este plugin <text:a xlink:type="simple" xlink:href="https://webpack.js.org/configuration/dev-server/" text:style-name="Internet_20_link" text:visited-style-name="Visited_20_Internet_20_Link">https://webpack.js.org/configuration/dev-server/</text:a></text:p>
      <text:p text:style-name="P44">Para poner en marcha esta gran utilidad realizamos los siguientes pasos:</text:p>
      <text:list xml:id="list3502437940" text:style-name="L9">
        <text:list-item>
          <text:p text:style-name="P100"><text:span text:style-name="T23">Instalaremos el plugin con </text:span><text:span text:style-name="T31">“</text:span><text:span text:style-name="Source_20_Text"><text:span text:style-name="T31">npm install webpack-</text:span></text:span><text:span text:style-name="Source_20_Text"><text:span text:style-name="T34">dev-server</text:span></text:span><text:span text:style-name="Source_20_Text"><text:span text:style-name="T31"> –save-dev”</text:span></text:span></text:p>
        </text:list-item>
        <text:list-item>
          <text:p text:style-name="P100"><text:span text:style-name="Source_20_Text"><text:span text:style-name="T40">Añadiremos un script a </text:span></text:span><text:span text:style-name="Source_20_Text"><text:span text:style-name="T43">“package.</text:span></text:span><text:span text:style-name="Source_20_Text"><text:span text:style-name="T44">json”</text:span></text:span><text:span text:style-name="Source_20_Text"><text:span text:style-name="T40"> para llamar al servidor.</text:span></text:span></text:p>
        </text:list-item>
      </text:list>
      <text:list xml:id="list3974813246" text:style-name="L10">
        <text:list-item>
          <text:list>
            <text:list-item>
              <text:p text:style-name="P101"><text:span text:style-name="T62">"server": "webpack-dev-server –open" </text:span><text:span text:style-name="T81">que será llamado con </text:span><text:span text:style-name="T73">“npm run server”</text:span><text:span text:style-name="T81">.</text:span></text:p>
            </text:list-item>
            <text:list-item>
              <text:p text:style-name="P102">También podemos llamar a mano al plugin con <text:span text:style-name="T62">“npx </text:span><text:span text:style-name="T65">webpack-dev-server –open"</text:span></text:p>
            </text:list-item>
          </text:list>
        </text:list-item>
      </text:list>
      <text:p text:style-name="P40"><text:span text:style-name="Source_20_Text"><text:span text:style-name="T40"/></text:span></text:p>
      <text:p text:style-name="P40"><text:span text:style-name="Source_20_Text"><text:span text:style-name="T40"/></text:span></text:p>
      <text:p text:style-name="P40"><text:soft-page-break/><text:span text:style-name="Source_20_Text"><text:span text:style-name="T40"/></text:span></text:p>
      <text:p text:style-name="P40"><text:span text:style-name="Source_20_Text"><text:span text:style-name="T40"/></text:span></text:p>
      <text:list xml:id="list114926908904434" text:continue-list="list3502437940" text:style-name="L9">
        <text:list-item>
          <text:p text:style-name="P100"><text:span text:style-name="Source_20_Text"><text:span text:style-name="T40">Añadiremos la siguiente configuración a </text:span></text:span><text:span text:style-name="Source_20_Text"><text:span text:style-name="T43">“webpack.config.json”</text:span></text:span></text:p>
        </text:list-item>
      </text:list>
      <text:p text:style-name="Código"><text:span text:style-name="Source_20_Text">devServer: {</text:span></text:p>
      <text:p text:style-name="Código"><text:span text:style-name="Source_20_Text">publicPath:"/",</text:span></text:p>
      <text:p text:style-name="Código"><text:span text:style-name="Source_20_Text"><text:span text:style-name="T81">h</text:span></text:span><text:span text:style-name="Source_20_Text">ot:</text:span><text:span text:style-name="Source_20_Text"><text:span text:style-name="T81">t</text:span></text:span><text:span text:style-name="Source_20_Text">rue,</text:span></text:p>
      <text:p text:style-name="Código"><text:span text:style-name="Source_20_Text">contentBase: path.resolve(__dirname, 'dist'),</text:span></text:p>
      <text:p text:style-name="Código"><text:span text:style-name="Source_20_Text">watchContentBase: true, // Mira cambios en /dist</text:span></text:p>
      <text:p text:style-name="Código"><text:span text:style-name="Source_20_Text">writeToDisk: true,</text:span></text:p>
      <text:p text:style-name="P61"><text:span text:style-name="Source_20_Text">}</text:span></text:p>
      <text:p text:style-name="P44"><text:span text:style-name="T23">Esta configuración indica que el servidor recargue el navegador automáticamente (hot), que su carpeta inicio sea </text:span><text:span text:style-name="T25">“/dist”</text:span><text:span text:style-name="T23">, que vigile los cambios en </text:span><text:span text:style-name="T25">“/</text:span><text:span text:style-name="T31">dist”</text:span><text:span text:style-name="T35"> y que al ejecutarlo los ficheros generados no estén en memoria, sino que los copie a disco en </text:span><text:span text:style-name="T31">“</text:span><text:span text:style-name="T41">/dist”</text:span><text:span text:style-name="T45"> (necesario para que también actualice automáticamente cambios en </text:span><text:span text:style-name="T41">“src/html”</text:span><text:span text:style-name="T45"> y </text:span><text:span text:style-name="T41">“src/css”</text:span><text:span text:style-name="T38">)</text:span><text:span text:style-name="T45">.</text:span></text:p>
      <text:h text:style-name="P86" text:outline-level="3"><text:bookmark-start text:name="__RefHeading___Toc2078_4270084295"/>Incluyendo al proyecto para producción las biliotecas de Firebase<text:bookmark-end text:name="__RefHeading___Toc2078_4270084295"/></text:h>
      <text:p text:style-name="P24">Con un fin puramente didáctico (abajo explicamos porque en este contexto no es lo más útil), podemos guardar nuestras bibliotecas para producción y que Webpack las incluya en el fichero “.js” generado. Podemos instalar Firebase con <text:span text:style-name="T62">“npm install --save firebase”.</text:span><text:span text:style-name="T68"> Un detalle </text:span><text:span text:style-name="T69">importante</text:span><text:span text:style-name="T68"> es que al guardarse la biblioteca como parte del proyecto y no solo para modo “development”, se utiliza en el guardado </text:span><text:span text:style-name="T8">--save </text:span><text:span text:style-name="T68">lugar de <text:s/></text:span><text:span text:style-name="T8">–save-dev</text:span><text:span text:style-name="T68">.</text:span></text:p>
      <text:p text:style-name="P25">Para incluir estas bibliotecas guardadas, en el código usamos</text:p>
      <text:p text:style-name="Código">global.firebase = require("firebase");</text:p>
      <text:p text:style-name="Código">require("firebase/firestore");</text:p>
      <text:p text:style-name="P24"><text:span text:style-name="T56">¿Porque en este contexto no es útil hacer esto?</text:span> A efectos prácticos, al usar bibliotecas tipo Firebase (o otras muy comunes, como jQuery, Vue, etc.) nos puede interesar que en vez de obtenerlas de nuestro sitio como hemos hecho en este ejemplo, la obtengas de los CDN optimizados para ello como estamos haciendo en ejemplos anteriores con este código de “<text:span text:style-name="T8">index.html</text:span>”.</text:p>
      <text:p text:style-name="Código">&lt;script src="https://www.gstatic.com/firebasejs/7.2.3/firebase-app.js"&gt;&lt;/script&gt;</text:p>
      <text:p text:style-name="Código">&lt;script src="<text:a xlink:type="simple" xlink:href="https://www.gstatic.com/firebasejs/7.2.3/firebase-firestore.js" text:style-name="Internet_20_link" text:visited-style-name="Visited_20_Internet_20_Link">https://www.gstatic.com/firebasejs/7.2.3/firebase-firestore.js</text:a>"&gt;&lt;/script&gt;</text:p>
      <text:h text:style-name="P81" text:outline-level="2"/>
      <text:h text:style-name="P82" text:outline-level="2"><text:bookmark-start text:name="__RefHeading___Toc1021_2566480713"/>Ejemplo <text:span text:style-name="T82">4 –</text:span> Babel <text:span text:style-name="T85">como transpilador</text:span><text:bookmark-end text:name="__RefHeading___Toc1021_2566480713"/></text:h>
      <text:p text:style-name="P45">Babel es un transpilador (un compilador pasa de código fuente a código máquina. Un transpilador <text:s/>transpila de un código fuente a otro código fuente en otro lenguaje). </text:p>
      <text:p text:style-name="P45"><text:span text:style-name="T82">A efectos prácticos, nos permite escribir código Javascrip</text:span><text:span text:style-name="T83">t en el estándar</text:span><text:span text:style-name="T82"> que </text:span><text:span text:style-name="T83">queramos</text:span><text:span text:style-name="T82"> (ES6, Typescript, etc.) y traducir </text:span><text:span text:style-name="T83">ese código</text:span><text:span text:style-name="T82"> a otras versiones de</text:span><text:span text:style-name="T83">l estándar de</text:span><text:span text:style-name="T82"> Javascript </text:span><text:span text:style-name="T83">diferentes. Generalmente buscando que</text:span><text:span text:style-name="T82"> sean soportadas por navegadores </text:span><text:span text:style-name="T83">más antiguos</text:span><text:span text:style-name="T82">.</text:span> </text:p>
      <text:p text:style-name="Text_20_body">Para saber más sobre Babel <text:a xlink:type="simple" xlink:href="https://medium.com/@renzocastro/webpack-babel-transpilando-tu-js-502244a61f5b" text:style-name="Internet_20_link" text:visited-style-name="Visited_20_Internet_20_Link">https://medium.com/@renzocastro/webpack-babel-transpilando-tu-js-502244a61f5b</text:a></text:p>
      <text:p text:style-name="P48"><text:span text:style-name="T82">Para instalarlo utilizamos </text:span><text:span text:style-name="T66">“npm install babel-core babel-preset-env babel-loader --save-dev”</text:span></text:p>
      <text:p text:style-name="P46">Para configurarlo y que funcione de forma automática y transparente con Webpack modificamos <text:span text:style-name="T8">“webpack.config.json”</text:span><text:span text:style-name="T58"> <text:s/>añadiendo:</text:span></text:p>
      <text:p text:style-name="Código">module:{</text:p>
      <text:p text:style-name="P62"><text:tab/>rules: [</text:p>
      <text:p text:style-name="P62"><text:tab/><text:tab/>{</text:p>
      <text:p text:style-name="Código"><text:tab/><text:tab/><text:tab/>test: /\.js$/,</text:p>
      <text:p text:style-name="Código"><text:tab/><text:tab/><text:tab/>exclude: /node_modules/,</text:p>
      <text:p text:style-name="Código"><text:tab/><text:tab/><text:tab/>use: {</text:p>
      <text:p text:style-name="P62"><text:tab/><text:tab/><text:tab/><text:tab/>loader: 'babel-loader'</text:p>
      <text:p text:style-name="P62"><text:tab/><text:tab/><text:tab/>}</text:p>
      <text:p text:style-name="Código"><text:tab/><text:tab/>}</text:p>
      <text:p text:style-name="Código"><text:tab/>]</text:p>
      <text:p text:style-name="Código">},</text:p>
      <text:p text:style-name="P46"><text:span text:style-name="T58">Esto indica que cada fichero “.js” que pase por “Webpack” (excluyendo los paquetes descargados en </text:span><text:span text:style-name="T57">“/node_modules”</text:span><text:span text:style-name="T58">) debe ser procesado por Babel.</text:span></text:p>
      <text:p text:style-name="P47"><text:span text:style-name="T58">Para configurar Babel, usaremos el fichero “</text:span><text:span text:style-name="T57">.babelrc”</text:span><text:span text:style-name="T58">. Aquí un ejemplo donde se pide que transpile según los navegadores que queremos soporte nuestro código. </text:span><text:span text:style-name="T60">Para indicar navegadores se usa la sintaxis de </text:span><text:a xlink:type="simple" xlink:href="https://browserl.ist/" text:style-name="Internet_20_link" text:visited-style-name="Visited_20_Internet_20_Link">https://browserl.ist</text:a><text:span text:style-name="T60"> </text:span></text:p>
      <text:p text:style-name="P47"><text:span text:style-name="T60">En el ejemplo e</text:span><text:span text:style-name="T58">sta activo Firefox 71, pero </text:span><text:span text:style-name="T59">están</text:span><text:span text:style-name="T58"> comentado para “jugar” con ellos NodeJS y IE 6.</text:span></text:p>
      <text:p text:style-name="Código">{<text:tab/>"presets": [</text:p>
      <text:p text:style-name="Código"><text:tab/><text:tab/>["@babel/preset-env", {</text:p>
      <text:p text:style-name="Código"><text:tab/><text:tab/><text:tab/>"targets": {</text:p>
      <text:p text:style-name="Código"><text:tab/><text:tab/><text:tab/><text:tab/>"firefox": "71" //"ie": "6"</text:p>
      <text:p text:style-name="Código"><text:tab/><text:tab/><text:tab/>}</text:p>
      <text:p text:style-name="Código"><text:tab/><text:tab/>}]</text:p>
      <text:p text:style-name="P70"><text:tab/><text:span text:style-name="T91">]</text:span></text:p>
      <text:p text:style-name="P70">}</text:p>
      <text:h text:style-name="P83" text:outline-level="2"><text:bookmark-start text:name="__RefHeading___Toc2080_4270084295"/>Ejemplo <text:span text:style-name="T84">5</text:span><text:span text:style-name="T82"> –</text:span> <text:span text:style-name="T84">ESLint como linter</text:span><text:bookmark-end text:name="__RefHeading___Toc2080_4270084295"/></text:h>
      <text:p text:style-name="Text_20_body">ESLint es un linter. Este nos permite descubrir errores de código así como puede asesorarnos e incluso obligarnos a seguir un estilo de código.</text:p>
      <text:p text:style-name="Text_20_body"><text:span text:style-name="T89">Entornos como Visual Studio Code y </text:span><text:span text:style-name="T47">su </text:span><text:span text:style-name="T89">plugin para ESLint, no solo integran el linter dándote información </text:span><text:span text:style-name="T47">mientras desarrollas</text:span><text:span text:style-name="T89">, sino que además te permiten configurar el formateador de documentos para que automáticamente lo formatee al formato deseado por el linter.</text:span></text:p>
      <text:list xml:id="list3362030987" text:style-name="L11">
        <text:list-item>
          <text:p text:style-name="P95">Mas información en <text:a xlink:type="simple" xlink:href="https://scotch.io/tutorials/linting-and-formatting-with-eslint-in-vs-code" text:style-name="Internet_20_link" text:visited-style-name="Visited_20_Internet_20_Link">https://scotch.io/tutorials/linting-and-formatting-with-eslint-in-vs-code</text:a></text:p>
        </text:list-item>
      </text:list>
      <text:p text:style-name="P29">Para instalar <text:span text:style-name="T89">ESLint</text:span> en nuestro proyecto podemos usar <text:span text:style-name="T62">“npm install eslint –save-dev”.</text:span></text:p>
      <text:p text:style-name="P26">Para generar un fichero de configuración <text:span text:style-name="T8">“.eslint.js”</text:span> podéis usar <text:span text:style-name="T62">“npx eslint –init”</text:span> y mediante unas preguntas os generará el fichero “<text:span text:style-name="T8">.eslint.js”</text:span> que luego podéis adaptar al gusto.</text:p>
      <text:p text:style-name="P26">El fichero usado en el ejemplo es:</text:p>
      <text:p text:style-name="Código">module.exports = {</text:p>
      <text:p text:style-name="Código"><text:s text:c="2"/>env: {</text:p>
      <text:p text:style-name="Código"><text:s text:c="4"/>browser: true,</text:p>
      <text:p text:style-name="Código"><text:s text:c="4"/>es6: true</text:p>
      <text:p text:style-name="Código"><text:s text:c="2"/>},</text:p>
      <text:p text:style-name="Código"><text:s text:c="2"/>extends: [</text:p>
      <text:p text:style-name="Código"><text:s text:c="4"/>'standard'</text:p>
      <text:p text:style-name="Código"><text:s text:c="2"/>],</text:p>
      <text:p text:style-name="Código"><text:s text:c="2"/>globals: {</text:p>
      <text:p text:style-name="Código"><text:s text:c="4"/>Atomics: 'readonly',</text:p>
      <text:p text:style-name="Código"><text:s text:c="4"/>SharedArrayBuffer: 'readonly'</text:p>
      <text:p text:style-name="Código"><text:s text:c="2"/>},</text:p>
      <text:p text:style-name="Código"><text:s text:c="2"/>parserOptions: {</text:p>
      <text:p text:style-name="Código"><text:s text:c="4"/>ecmaVersion: 2018,</text:p>
      <text:p text:style-name="Código"><text:s text:c="4"/>sourceType: 'module'</text:p>
      <text:p text:style-name="Código"><text:s text:c="2"/>},</text:p>
      <text:p text:style-name="Código"><text:s text:c="2"/>rules: {</text:p>
      <text:p text:style-name="Código"><text:s text:c="4"/>"no-tabs": 0</text:p>
      <text:p text:style-name="Código"><text:s text:c="2"/>}</text:p>
      <text:p text:style-name="Código">}</text:p>
      <text:p text:style-name="P51">De forma resumida, indicar que en este ficher<text:span text:style-name="T86">o me baso en las reglas “</text:span><text:span text:style-name="T12">standard</text:span><text:span text:style-name="T86">” para estilo de código y que he añadido </text:span><text:span text:style-name="T67">“no-tabs”: 0</text:span><text:span text:style-name="T86"> para amplias las reglas y me permita el uso de tabuladores.</text:span></text:p>
      <text:p text:style-name="P55"/>
      <text:p text:style-name="P55"/>
      <text:p text:style-name="P51"/>
      <text:p text:style-name="P51"><text:soft-page-break/></text:p>
      <text:h text:style-name="P74" text:outline-level="1"><text:bookmark-start text:name="__RefHeading___Toc2082_4270084295"/>¿Debo repetir esta configuración para cada proyecto?<text:bookmark-end text:name="__RefHeading___Toc2082_4270084295"/></text:h>
      <text:p text:style-name="P53">Ya sabemos que es Webpack, Webpack-dev-server, Babel y ESLint. ¿Debo realizar estos pasos para cada proyecto que inicie? La respuesta en NO. Basta con hacerlo una vez y guardar el proyecto con la configuración (por ejemplo en un repositorio de GitHub o GitLab) y simplemente clonarlo cada vez que empecemos un proyecto. </text:p>
      <text:p text:style-name="P53">La base con la configuración aquí descrita esta disponible en <text:span text:style-name="T90">el repositorio </text:span><text:a xlink:type="simple" xlink:href="https://github.com/sergarb1/BaseJavascriptModerno" text:style-name="Internet_20_link" text:visited-style-name="Visited_20_Internet_20_Link"><text:span text:style-name="T90">https://github.com/sergarb1/BaseJavascriptModerno</text:span></text:a></text:p>
      <text:p text:style-name="P56">Simplemente debéis bajar el repositorio y tras ello ejecutar <text:span text:style-name="T62">“npm install”</text:span> para que instale los módulos que necesita el proyecto base. (Webpack, Babel, ESLint).</text:p>
      <text:h text:style-name="P74" text:outline-level="1"><text:bookmark-start text:name="__RefHeading___Toc2084_4270084295"/>Entornos web para trabajaremos<text:bookmark-end text:name="__RefHeading___Toc2084_4270084295"/></text:h>
      <text:p text:style-name="P52">Aparte de esta configuración para trabajar en local, hay servicios que te permiten tener un entorno online similar. Suelen ser gratuitos para proyectos públicos y de un desarrollado y de pago para proyectos privados y <text:span text:style-name="T87">múltiples</text:span> desarrolladores. Algunos de los más conocidos son:</text:p>
      <text:list xml:id="list31205019" text:style-name="L12">
        <text:list-item>
          <text:p text:style-name="P103">CodePen: <text:a xlink:type="simple" xlink:href="https://codepen.io/" text:style-name="Internet_20_link" text:visited-style-name="Visited_20_Internet_20_Link">https://codepen.io/</text:a></text:p>
        </text:list-item>
        <text:list-item>
          <text:p text:style-name="P103">StackBlitz: <text:a xlink:type="simple" xlink:href="https://stackblitz.com/" text:style-name="Internet_20_link" text:visited-style-name="Visited_20_Internet_20_Link">https://stackblitz.com/</text:a></text:p>
        </text:list-item>
        <text:list-item>
          <text:p text:style-name="P103">JS Fiddle: <text:a xlink:type="simple" xlink:href="https://jsfiddle.net/" text:style-name="Internet_20_link" text:visited-style-name="Visited_20_Internet_20_Link">https://jsfiddle.net/</text:a></text:p>
        </text:list-item>
      </text:list>
      <text:h text:style-name="Heading_20_1" text:outline-level="1"><text:bookmark-start text:name="__RefHeading___Toc2086_4270084295"/>Tecnologías modernas<text:bookmark-end text:name="__RefHeading___Toc2086_4270084295"/></text:h>
      <text:p text:style-name="P54">Aunque este taller iba orientado a proporcionar las bases de como funciona el desarrollo moderno del Javascript, aquí os dejo enlaces a algunas tecnologías punteras en desarrollo Javascript.</text:p>
      <text:list xml:id="list1218320948" text:style-name="L13">
        <text:list-item>
          <text:p text:style-name="P104">Programación reactiva</text:p>
          <text:list>
            <text:list-item>
              <text:p text:style-name="P104">Vue: <text:a xlink:type="simple" xlink:href="https://vuejs.org/" text:style-name="Internet_20_link" text:visited-style-name="Visited_20_Internet_20_Link">https://vuejs.org/</text:a> </text:p>
            </text:list-item>
            <text:list-item>
              <text:p text:style-name="P104">React: <text:a xlink:type="simple" xlink:href="https://es.reactjs.org/" text:style-name="Internet_20_link" text:visited-style-name="Visited_20_Internet_20_Link">https://es.reactjs.org/</text:a> </text:p>
            </text:list-item>
            <text:list-item>
              <text:p text:style-name="P104">Angular: <text:a xlink:type="simple" xlink:href="https://angular.io/" text:style-name="Internet_20_link" text:visited-style-name="Visited_20_Internet_20_Link">https://angular.io/</text:a></text:p>
            </text:list-item>
          </text:list>
        </text:list-item>
        <text:list-item>
          <text:p text:style-name="P104">Aplicaciones móviles</text:p>
          <text:list>
            <text:list-item>
              <text:p text:style-name="P104">Cordova: <text:a xlink:type="simple" xlink:href="https://cordova.apache.org/" text:style-name="Internet_20_link" text:visited-style-name="Visited_20_Internet_20_Link">https://cordova.apache.org/</text:a></text:p>
            </text:list-item>
          </text:list>
        </text:list-item>
        <text:list-item>
          <text:p text:style-name="P104">Aplicaciones de escritorio</text:p>
          <text:list>
            <text:list-item>
              <text:p text:style-name="P104">Electron: <text:a xlink:type="simple" xlink:href="https://www.electronjs.org/" text:style-name="Internet_20_link" text:visited-style-name="Visited_20_Internet_20_Link">https://www.electronjs.org/</text:a></text:p>
            </text:list-item>
          </text:list>
        </text:list-item>
        <text:list-item>
          <text:p text:style-name="P104">Generador de aplicaciones multiplataforma:</text:p>
          <text:list>
            <text:list-item>
              <text:p text:style-name="P104">Quasar: <text:a xlink:type="simple" xlink:href="https://quasar.dev/" text:style-name="Internet_20_link" text:visited-style-name="Visited_20_Internet_20_Link">https://quasar.dev/</text:a> </text:p>
              <text:list>
                <text:list-item>
                  <text:p text:style-name="P104">Framework que soporta Vue y usa Webpack, Babel, EsLint, Cordova y Electro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Apple SD Gothic Neo" svg:font-family="'Apple SD Gothic Neo'"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Calibri1" svg:font-family="Calibri" style:font-family-generic="swiss" style:font-pitch="variable"/>
    <style:font-face style:name="Calibri" svg:font-family="Calibri" style:font-adornments="Predeterminado" style:font-family-generic="swiss" style:font-pitch="variable"/>
    <style:font-face style:name="DejaVu Sans" svg:font-family="'DejaVu Sans'"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1" svg:font-family="Verdana" style:font-adornments="Cursiva" style:font-family-generic="swiss" style:font-pitch="variable"/>
    <style:font-face style:name="Verdana" svg:font-family="Verdana" style:font-adornments="Predeterminado"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text-align="start" style:justify-single-word="false" fo:keep-with-next="always"/>
      <style:text-properties fo:text-transform="uppercase"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loext:contextual-spacing="false" fo:text-align="justify" style:justify-single-word="false" fo:text-indent="0cm" style:auto-text-indent="false" style:page-number="auto" fo:background-color="transparent" style:shadow="none"/>
      <style:text-properties style:font-name="Calibri"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loext:contextual-spacing="false" fo:text-indent="0cm" style:auto-text-indent="false" style:page-number="auto" fo:background-color="transparent" style:shadow="none"/>
      <style:text-properties fo:text-transform="uppercase" fo:color="#669966" style:font-name="Calibri"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style:font-name="Tahoma"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loext: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style:font-name="Arial1"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loext:contextual-spacing="false"/>
      <style:text-properties fo:font-variant="normal" fo:text-transform="none" fo:color="#669966"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loext: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loext: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1" fo:font-family="Verdana" style:font-style-name="Cursiva" style:font-family-generic="swiss" style:font-pitch="variable" fo:font-size="10pt" fo:font-style="italic"/>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_20_Spacing" style:display-name="No Spacing" style:family="paragraph">
      <style:paragraph-properties fo:orphans="2" fo:widows="2" fo:hyphenation-ladder-count="no-limit"/>
      <style:text-properties style:use-window-font-color="true" style:font-name="Calibri1" fo:font-family="Calibri" style:font-family-generic="swiss" style:font-pitch="variable" fo:font-size="11pt" fo:language="es" fo:country="ES" style:font-name-asian="Times New Roman" style:font-family-asian="'Times New Roman'" style:font-family-generic-asian="roman" style:font-pitch-asian="variable" style:font-size-asian="11pt" style:language-asian="zh" style:country-asian="CN" style:font-name-complex="Calibri1" style:font-family-complex="Calibri" style:font-family-generic-complex="swiss" style:font-pitch-complex="variable" style:font-size-complex="11pt" style:language-complex="ar" style:country-complex="SA" fo:hyphenate="false" fo:hyphenation-remain-char-count="2" fo:hyphenation-push-char-count="2" loext:hyphenation-no-caps="false"/>
    </style:style>
    <style:style style:name="Horizontal_20_Line" style:display-name="Horizontal Line" style:family="paragraph" style:parent-style-name="Standard" style:class="html"/>
    <style:style style:name="Preformatted_20_Text" style:display-name="Preformatted Text" style:family="paragraph" style:parent-style-name="Standard" style:class="html"/>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ódigo" style:family="paragraph" style:parent-style-name="Text_20_body">
      <style:paragraph-properties fo:padding="0.049cm" fo:border="0.06pt solid #000000"/>
      <style:text-properties style:font-name="Liberation Mono" fo:font-family="'Liberation Mono'" style:font-family-generic="modern" style:font-pitch="fixed"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name-complex="Times New Roman" style:font-family-complex="'Times New Roman'" style:font-family-generic-complex="roman" style:font-pitch-complex="variable" style:font-weight-complex="bold"/>
    </style:style>
    <style:style style:name="Emphasis" style:family="text">
      <style:text-properties fo:font-style="italic" style:font-style-asian="italic" style:font-name-complex="Times New Roman" style:font-family-complex="'Times New Roman'" style:font-family-generic-complex="roman" style:font-pitch-complex="variable"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04" number:language="es" number:country="ES">
      <number:year/>
      <number:month number:style="long"/>
      <number:day number:style="long"/>
    </number:date-style>
    <number:time-style style:name="N10105" number:language="es" number:country="ES">
      <number:hours number:style="long"/>
      <number:minutes number:style="long"/>
    </number:time-style>
  </office:styles>
  <office:automatic-styles>
    <style:style style:name="MP1" style:family="paragraph" style:parent-style-name="Footer">
      <style:paragraph-properties fo:break-before="page"/>
      <style:text-properties fo:color="#999966"/>
    </style:style>
    <style:style style:name="MP2"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style:style>
    <style:style style:name="MT2" style:family="text">
      <style:text-properties fo:text-transform="uppercase" fo:color="#999966" style:font-name="Tahoma" fo:font-size="9pt" officeooo:rsid="008bacc9"/>
    </style:style>
    <style:style style:name="MT3" style:family="text">
      <style:text-properties fo:color="#999966" officeooo:rsid="008bacc9"/>
    </style:style>
    <style:style style:name="MT4"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user-field-decls>
          <text:user-field-decl office:value-type="string" office:string-value="De Javascript clásico a Javascript moderno" text:name="Tema"/>
        </text:user-field-decls>
        <text:p text:style-name="Header"><text:span text:style-name="MT1"><text:tab/></text:span><text:span text:style-name="MT2">TALLER”</text:span><text:span text:style-name="MT1">. </text:span><text:span text:style-name="MT1"><text:user-field-get text:name="Tema">De Javascript clásico a Javascript moderno</text:user-field-get></text:span><text:span text:style-name="MT1">”</text:span></text:p>
      </style:header>
      <style:footer>
        <text:p text:style-name="Footer"><text:span text:style-name="MT3">Talleres de informática <text:tab/><text:tab/></text:span><text:span text:style-name="MT1"><text:page-number text:select-page="current">12</text:page-number></text:span></text:p>
        <text:p text:style-name="MP1"/>
      </style:footer>
    </style:master-page>
    <style:master-page style:name="Landscape" style:page-layout-name="Mpm2">
      <style:header>
        <text:p text:style-name="Header"/>
      </style:header>
      <style:footer>
        <text:p text:style-name="MP2"><text:span text:style-name="MT4">CGFS. Desarrollo de Aplicaciones WEB<text:tab/><text:tab/>1.</text:span><text:span text:style-name="MT4"><text:page-number text:select-page="current">0</text:page-number></text:span></text:p>
      </style:footer>
    </style:master-page>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9-23T10:38:38.334391144</meta:creation-date>
    <meta:editing-duration>PT9H54M8S</meta:editing-duration>
    <meta:editing-cycles>140</meta:editing-cycles>
    <meta:generator>LibreOffice/6.4.3.2$Windows_X86_64 LibreOffice_project/747b5d0ebf89f41c860ec2a39efd7cb15b54f2d8</meta:generator>
    <dc:title>Talleres de informatica https://t.me/TalleresInformatica</dc:title>
    <dc:date>2020-05-05T11:49:25.758000000</dc:date>
    <meta:print-date>2016-11-06T10:04:00.773000000</meta:print-date>
    <meta:document-statistic meta:table-count="0" meta:image-count="2" meta:object-count="0" meta:page-count="12" meta:paragraph-count="253" meta:word-count="2732" meta:character-count="19272" meta:non-whitespace-character-count="16530"/>
    <meta:template xlink:type="simple" xlink:actuate="onRequest" xlink:title="Plantilla CEED" xlink:href="../../../../../../Plantilla/Plantilla%20CEED.ott" meta:date="2016-09-23T10:38:38.127433422"/>
  </office:meta>
</office:document-meta>
</file>